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cm" fo:min-width="0.46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358cm" draw:marker-end-width="0.358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width="0.053cm" svg:stroke-color="#000000" draw:marker-start-width="0.358cm" draw:marker-end-width="0.358cm" draw:fill="none" draw:textarea-horizontal-align="justify" draw:textarea-vertical-align="middle" draw:auto-grow-height="false" fo:min-height="0cm" fo:min-width="0.20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358cm" draw:marker-end-width="0.358cm" draw:fill="none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766cm" fo:min-width="1.278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766cm" fo:min-width="1.564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358cm" draw:marker-end-width="0.358cm" draw:fill="none" draw:textarea-horizontal-align="justify" draw:textarea-vertical-align="middle" draw:auto-grow-height="false" fo:min-height="0.082cm" fo:min-width="2.31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358cm" draw:marker-end-width="0.358cm" draw:fill="none" draw:textarea-horizontal-align="justify" draw:textarea-vertical-align="middle" draw:auto-grow-height="false" fo:min-height="0.206cm" fo:min-width="3.25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6cm" fo:min-width="0.714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66cm" fo:min-width="3.254cm"/>
    </style:style>
    <style:style style:name="gr16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0.11cm" fo:min-width="0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262cm"/>
    </style:style>
    <style:style style:name="gr18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0.258cm" fo:min-width="0.008cm"/>
    </style:style>
    <style:style style:name="gr19" style:family="graphic" style:parent-style-name="objectwithoutfill">
      <style:graphic-properties draw:stroke="solid"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/>
    </style:style>
    <style:style style:name="T5" style:family="text">
      <style:text-properties fo:font-size="10pt"/>
    </style:style>
    <style:style style:name="T6" style:family="text">
      <style:text-properties fo:font-size="12pt"/>
    </style:style>
    <style:style style:name="T7" style:family="text">
      <style:text-properties style:text-position="33% 58%"/>
    </style:style>
    <style:style style:name="T8" style:family="text">
      <style:text-properties style:text-position="-33% 58%" fo:font-size="12pt"/>
    </style:style>
    <style:style style:name="T9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.016cm" svg:height="1.422cm" svg:x="4.156cm" svg:y="4.432cm">
          <text:p text:style-name="P1">Z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4.359cm 5.4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6" draw:id="id6" draw:layer="layout" svg:width="0.508cm" svg:height="0.508cm" svg:x="2.124cm" svg:y="5.143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508cm" svg:height="0.508cm" svg:x="2.124cm" svg:y="4.63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27cm" svg:height="0.508cm" draw:transform="rotate (1.5707963267949) translate (2.124cm 5.778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2" draw:id="id2" draw:layer="layout" svg:width="0.508cm" svg:height="0.508cm" svg:x="6.442cm" svg:y="5.956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5.172cm" svg:y1="5.143cm" svg:x2="6.696cm" svg:y2="5.956cm" draw:start-shape="id1" draw:start-glue-point="1" draw:end-shape="id2" draw:end-glue-point="0" svg:d="M5172 5143h1524v813" svg:viewBox="0 0 1525 814">
          <text:p/>
        </draw:connector>
        <draw:custom-shape draw:style-name="gr1" draw:text-style-name="P2" xml:id="id3" draw:id="id3" draw:layer="layout" svg:width="1.016cm" svg:height="1.422cm" svg:x="4.156cm" svg:y="6.718cm">
          <text:p text:style-name="P1">Z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4.359cm 7.7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5.172cm" svg:y1="7.429cm" svg:x2="6.696cm" svg:y2="6.464cm" draw:start-shape="id3" draw:start-glue-point="1" draw:end-shape="id2" draw:end-glue-point="2" svg:d="M5172 7429h1524v-965" svg:viewBox="0 0 1525 966">
          <text:p/>
        </draw:connector>
        <draw:connector draw:style-name="gr6" draw:text-style-name="P2" draw:layer="layout" svg:x1="2.632cm" svg:y1="5.143cm" svg:x2="4.156cm" svg:y2="5.143cm" draw:start-shape="id4" draw:start-glue-point="5" draw:end-shape="id1" draw:end-glue-point="3" svg:d="M2632 5143h1524" svg:viewBox="0 0 1525 1">
          <text:p/>
        </draw:connector>
        <draw:connector draw:style-name="gr6" draw:text-style-name="P2" draw:layer="layout" draw:line-skew="0cm -0.354cm" svg:x1="5.701cm" svg:y1="7.305cm" svg:x2="2.124cm" svg:y2="5.397cm" draw:start-shape="id5" draw:start-glue-point="4" draw:end-shape="id6" draw:end-glue-point="3" svg:d="M5701 7305v-827h-4431v-1081h854" svg:viewBox="0 0 4432 1909">
          <text:p/>
        </draw:connector>
        <draw:connector draw:style-name="gr6" draw:text-style-name="P2" draw:layer="layout" draw:line-skew="0.314cm -0.862cm" svg:x1="1.651cm" svg:y1="7.944cm" svg:x2="2.124cm" svg:y2="4.889cm" draw:start-shape="id7" draw:start-glue-point="0" draw:end-shape="id8" draw:end-glue-point="3" svg:d="M1651 7944v-1086h-889v-1969h1362" svg:viewBox="0 0 1363 3056">
          <text:p/>
        </draw:connector>
        <draw:connector draw:style-name="gr6" draw:text-style-name="P2" draw:layer="layout" svg:x1="1.651cm" svg:y1="7.944cm" svg:x2="4.156cm" svg:y2="7.429cm" draw:start-shape="id7" draw:start-glue-point="0" svg:d="M1651 7944v-507h2505v-8" svg:viewBox="0 0 2506 516">
          <text:p/>
        </draw:connector>
        <draw:custom-shape draw:style-name="gr1" draw:text-style-name="P2" xml:id="id9" draw:id="id9" draw:layer="layout" svg:width="1.016cm" svg:height="1.422cm" svg:x="12.165cm" svg:y="5.492cm">
          <text:p text:style-name="P1"><text:span text:style-name="T4">S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12.368cm 6.5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14" draw:id="id14" draw:layer="layout" svg:width="0.508cm" svg:height="0.508cm" svg:x="10.199cm" svg:y="8.48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6" draw:id="id16" draw:layer="layout" svg:width="0.508cm" svg:height="0.508cm" svg:x="10.199cm" svg:y="7.97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1.27cm" svg:height="0.508cm" draw:transform="rotate (1.5707963267949) translate (10.199cm 9.12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0" draw:id="id10" draw:layer="layout" svg:width="0.508cm" svg:height="0.508cm" svg:x="14.451cm" svg:y="7.016cm">
          <text:p text:style-name="P1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3.181cm" svg:y1="6.203cm" svg:x2="14.705cm" svg:y2="7.016cm" draw:start-shape="id9" draw:start-glue-point="1" draw:end-shape="id10" draw:end-glue-point="0" svg:d="M13181 6203h1524v813" svg:viewBox="0 0 1525 814">
          <text:p/>
        </draw:connector>
        <draw:custom-shape draw:style-name="gr1" draw:text-style-name="P2" xml:id="id11" draw:id="id11" draw:layer="layout" svg:width="1.016cm" svg:height="1.422cm" svg:x="12.165cm" svg:y="7.778cm">
          <text:p text:style-name="P1"><text:span text:style-name="T4">S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12.368cm 8.7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3.181cm" svg:y1="8.489cm" svg:x2="14.705cm" svg:y2="7.524cm" draw:start-shape="id11" draw:start-glue-point="1" draw:end-shape="id10" draw:end-glue-point="2" svg:d="M13181 8489h1524v-965" svg:viewBox="0 0 1525 966">
          <text:p/>
        </draw:connector>
        <draw:connector draw:style-name="gr6" draw:text-style-name="P2" draw:layer="layout" svg:x1="10.707cm" svg:y1="8.487cm" svg:x2="12.165cm" svg:y2="8.489cm" draw:start-shape="id12" draw:start-glue-point="5" svg:d="M10707 8487h993v2h465" svg:viewBox="0 0 1459 3">
          <text:p/>
        </draw:connector>
        <draw:connector draw:style-name="gr6" draw:text-style-name="P2" draw:layer="layout" draw:line-skew="1.71cm -0.301cm" svg:x1="15.484cm" svg:y1="7.395cm" svg:x2="10.199cm" svg:y2="8.741cm" draw:start-shape="id13" draw:start-glue-point="8" draw:end-shape="id14" draw:end-glue-point="3" svg:d="M15484 7395v2257h-6086v-911h801" svg:viewBox="0 0 6087 2258">
          <text:p/>
        </draw:connector>
        <draw:connector draw:style-name="gr6" draw:text-style-name="P2" draw:layer="layout" svg:x1="8.174cm" svg:y1="8.232cm" svg:x2="10.199cm" svg:y2="8.233cm" draw:start-shape="id15" draw:start-glue-point="1" draw:end-shape="id16" svg:d="M8174 8232h1026v1h999" svg:viewBox="0 0 2026 2">
          <text:p/>
        </draw:connector>
        <draw:connector draw:style-name="gr6" draw:text-style-name="P2" draw:layer="layout" svg:x1="6.95cm" svg:y1="6.21cm" svg:x2="12.165cm" svg:y2="6.203cm" draw:start-shape="id2" draw:start-glue-point="1" draw:end-shape="id9" draw:end-glue-point="3" svg:d="M6950 6210h2608v-7h2607" svg:viewBox="0 0 5216 8">
          <text:p/>
        </draw:connector>
        <draw:custom-shape draw:style-name="gr5" draw:text-style-name="P4" xml:id="id15" draw:id="id15" draw:layer="layout" svg:width="0.508cm" svg:height="0.508cm" svg:x="7.666cm" svg:y="7.978cm">
          <text:p text:style-name="P1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016cm" svg:height="1.422cm" svg:x="20.772cm" svg:y="6.556cm">
          <text:p text:style-name="P1">P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20.975cm 7.5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2" draw:id="id22" draw:layer="layout" svg:width="0.508cm" svg:height="0.508cm" svg:x="18.806cm" svg:y="9.551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0.508cm" svg:height="0.508cm" svg:x="18.806cm" svg:y="9.043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1.27cm" svg:height="0.508cm" draw:transform="rotate (1.5707963267949) translate (18.806cm 10.186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8" draw:id="id18" draw:layer="layout" svg:width="0.508cm" svg:height="0.508cm" svg:x="23.058cm" svg:y="8.08cm">
          <text:p text:style-name="P1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21.788cm" svg:y1="7.267cm" svg:x2="23.312cm" svg:y2="8.08cm" draw:start-shape="id17" draw:start-glue-point="1" draw:end-shape="id18" draw:end-glue-point="0" svg:d="M21788 7267h1524v813" svg:viewBox="0 0 1525 814">
          <text:p/>
        </draw:connector>
        <draw:custom-shape draw:style-name="gr1" draw:text-style-name="P2" xml:id="id19" draw:id="id19" draw:layer="layout" svg:width="1.016cm" svg:height="1.422cm" svg:x="20.772cm" svg:y="8.842cm">
          <text:p text:style-name="P1">P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20.975cm 9.8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21.788cm" svg:y1="9.553cm" svg:x2="23.312cm" svg:y2="8.588cm" draw:start-shape="id19" draw:start-glue-point="1" draw:end-shape="id18" draw:end-glue-point="2" svg:d="M21788 9553h1524v-965" svg:viewBox="0 0 1525 966">
          <text:p/>
        </draw:connector>
        <draw:connector draw:style-name="gr6" draw:text-style-name="P2" draw:layer="layout" svg:x1="19.314cm" svg:y1="9.551cm" svg:x2="20.772cm" svg:y2="9.553cm" draw:start-shape="id20" draw:start-glue-point="5" svg:d="M19314 9551h993v2h465" svg:viewBox="0 0 1459 3">
          <text:p/>
        </draw:connector>
        <draw:connector draw:style-name="gr6" draw:text-style-name="P2" draw:layer="layout" draw:line-skew="1.915cm -0.272cm" svg:x1="24.088cm" svg:y1="8.461cm" svg:x2="18.806cm" svg:y2="9.805cm" draw:start-shape="id21" draw:start-glue-point="8" draw:end-shape="id22" draw:end-glue-point="3" svg:d="M24088 8461v2461h-6054v-1117h772" svg:viewBox="0 0 6055 2462">
          <text:p/>
        </draw:connector>
        <draw:connector draw:style-name="gr6" draw:text-style-name="P2" draw:layer="layout" svg:x1="16.781cm" svg:y1="9.296cm" svg:x2="18.806cm" svg:y2="9.297cm" draw:start-shape="id23" draw:start-glue-point="1" draw:end-shape="id24" svg:d="M16781 9296h1026v1h999" svg:viewBox="0 0 2026 2">
          <text:p/>
        </draw:connector>
        <draw:custom-shape draw:style-name="gr5" draw:text-style-name="P4" xml:id="id23" draw:id="id23" draw:layer="layout" svg:width="0.508cm" svg:height="0.508cm" svg:x="16.273cm" svg:y="9.042cm">
          <text:p text:style-name="P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4.959cm" svg:y1="7.27cm" svg:x2="20.772cm" svg:y2="7.267cm" draw:start-shape="id10" draw:start-glue-point="1" draw:end-shape="id17" draw:end-glue-point="3" svg:d="M14959 7270h2907v-3h2906" svg:viewBox="0 0 5814 4">
          <text:p/>
        </draw:connector>
        <draw:connector draw:style-name="gr6" draw:text-style-name="P2" draw:layer="layout" svg:x1="10.322cm" svg:y1="3.783cm" svg:x2="2.378cm" svg:y2="4.647cm" draw:start-shape="id25" draw:start-glue-point="6" draw:end-shape="id4" draw:end-glue-point="4" svg:d="M10322 3783h-7944v864" svg:viewBox="0 0 7945 865">
          <text:p/>
        </draw:connector>
        <draw:connector draw:style-name="gr6" draw:text-style-name="P2" draw:layer="layout" svg:x1="10.447cm" svg:y1="3.048cm" svg:x2="10.453cm" svg:y2="7.991cm" draw:start-shape="id26" draw:start-glue-point="2" draw:end-shape="id12" draw:end-glue-point="4" svg:d="M10447 3048v2388h6v2555" svg:viewBox="0 0 7 4944">
          <text:p/>
        </draw:connector>
        <draw:connector draw:style-name="gr6" draw:text-style-name="P2" draw:layer="layout" svg:x1="10.576cm" svg:y1="3.783cm" svg:x2="19.06cm" svg:y2="9.055cm" draw:start-shape="id25" draw:start-glue-point="10" draw:end-shape="id20" draw:end-glue-point="4" svg:d="M10576 3783h8484v5272" svg:viewBox="0 0 8485 5273">
          <text:p/>
        </draw:connector>
        <draw:custom-shape draw:style-name="gr7" draw:text-style-name="P6" xml:id="id21" draw:id="id21" draw:layer="layout" svg:width="0.254cm" svg:height="0.254cm" svg:x="23.961cm" svg:y="8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3" draw:id="id13" draw:layer="layout" svg:width="0.254cm" svg:height="0.254cm" svg:x="15.357cm" svg:y="7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0.254cm" svg:height="0.254cm" svg:x="5.574cm" svg:y="7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23.566cm" svg:y1="8.334cm" svg:x2="25.654cm" svg:y2="8.331cm" draw:start-shape="id18" draw:start-glue-point="1" draw:end-shape="id27" draw:end-glue-point="3" svg:d="M23566 8334h1044v-3h1044" svg:viewBox="0 0 2089 4">
          <text:p/>
        </draw:connector>
        <draw:custom-shape draw:style-name="gr8" draw:text-style-name="P2" xml:id="id26" draw:id="id26" draw:layer="layout" svg:width="1.778cm" svg:height="1.016cm" svg:x="9.558cm" svg:y="2.032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7" draw:text-style-name="P6" xml:id="id25" draw:id="id25" draw:layer="layout" svg:width="0.254cm" svg:height="0.254cm" svg:x="10.322cm" svg:y="3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064cm" svg:height="1.016cm" svg:x="25.146cm" svg:y="9.144cm">
          <text:p text:style-name="P1">Result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1.778cm" svg:height="1.016cm" svg:x="0.762cm" svg:y="7.94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254cm" svg:height="0.254cm" svg:x="1.524cm" svg:y="7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016cm" svg:height="1.422cm" svg:x="25.654cm" svg:y="7.62cm">
          <text:p text:style-name="P1">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25.857cm 8.6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8" xml:id="id44" draw:id="id44" draw:layer="layout" svg:width="0.508cm" svg:height="0.508cm" svg:x="11.08cm" svg:y="6.59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08cm" svg:height="0.508cm" svg:x="11.08cm" svg:y="6.08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0" draw:id="id40" draw:layer="layout" svg:width="0.508cm" svg:height="0.508cm" svg:x="11.08cm" svg:y="5.577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38" draw:id="id38" draw:layer="layout" svg:width="0.508cm" svg:height="0.508cm" svg:x="11.08cm" svg:y="5.06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29" draw:id="id29" draw:layer="layout" svg:width="0.508cm" svg:height="0.508cm" svg:x="11.08cm" svg:y="4.561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28" draw:id="id28" draw:layer="layout" svg:width="1.778cm" svg:height="0.762cm" svg:x="7.086cm" svg:y="3.672cm">
          <text:p text:style-name="P1"><text:span text:style-name="T6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8" xml:id="id48" draw:id="id48" draw:layer="layout" svg:width="0.508cm" svg:height="0.508cm" svg:x="11.08cm" svg:y="7.609cm">
          <text:p text:style-name="P1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6" draw:id="id46" draw:layer="layout" svg:width="0.508cm" svg:height="0.508cm" svg:x="11.08cm" svg:y="7.101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2" draw:id="id42" draw:layer="layout" svg:width="3.81cm" svg:height="0.508cm" draw:transform="rotate (1.5707963267949) translate (11.08cm 8.244cm)">
          <text:p/>
          <draw:enhanced-geometry svg:viewBox="0 0 21600 21600" draw:glue-points="?f6 10800 10800 21600 ?f5 10800 10800 0" draw:text-areas="?f3 ?f3 ?f4 ?f4" draw:type="trapezoid" draw:modifiers="1649.3308842823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svg:x1="8.864cm" svg:y1="4.053cm" svg:x2="11.08cm" svg:y2="4.815cm" draw:start-shape="id28" draw:start-glue-point="1" draw:end-shape="id29" draw:end-glue-point="3" svg:d="M8864 4053h1122v762h1094" svg:viewBox="0 0 2217 763">
          <text:p/>
        </draw:connector>
        <draw:custom-shape draw:style-name="gr3" draw:text-style-name="P3" xml:id="id34" draw:id="id34" draw:layer="layout" svg:width="0.508cm" svg:height="0.508cm" svg:x="9.48cm" svg:y="10.39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6" draw:id="id36" draw:layer="layout" svg:width="0.508cm" svg:height="0.508cm" svg:x="9.48cm" svg:y="9.88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2" draw:id="id32" draw:layer="layout" svg:width="1.27cm" svg:height="0.508cm" draw:transform="rotate (1.5707963267949) translate (9.48cm 11.03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31" draw:id="id31" draw:layer="layout" svg:width="0.508cm" svg:height="0.508cm" svg:x="14.232cm" svg:y="10.138cm">
          <text:p text:style-name="P1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0" draw:id="id30" draw:layer="layout" svg:width="1.016cm" svg:height="1.422cm" svg:x="11.546cm" svg:y="9.68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11.749cm 10.7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2.562cm" svg:y1="10.394cm" svg:x2="14.232cm" svg:y2="10.392cm" draw:start-shape="id30" draw:start-glue-point="1" draw:end-shape="id31" draw:end-glue-point="3" svg:d="M12562 10394h835v-2h835" svg:viewBox="0 0 1671 3">
          <text:p/>
        </draw:connector>
        <draw:connector draw:style-name="gr6" draw:text-style-name="P2" draw:layer="layout" svg:x1="9.988cm" svg:y1="10.397cm" svg:x2="11.546cm" svg:y2="10.394cm" draw:start-shape="id32" draw:start-glue-point="5" draw:end-shape="id30" draw:end-glue-point="3" svg:d="M9988 10397h780v-3h778" svg:viewBox="0 0 1559 4">
          <text:p/>
        </draw:connector>
        <draw:connector draw:style-name="gr6" draw:text-style-name="P2" draw:layer="layout" draw:line-skew="0cm 0cm -0.37cm" svg:x1="16.944cm" svg:y1="10.389cm" svg:x2="9.48cm" svg:y2="10.651cm" draw:start-shape="id33" draw:start-glue-point="1" draw:end-shape="id34" draw:end-glue-point="3" svg:d="M16944 10389h527v1238h-8861v-976h870" svg:viewBox="0 0 8862 1239">
          <text:p/>
        </draw:connector>
        <draw:connector draw:style-name="gr6" draw:text-style-name="P2" draw:layer="layout" svg:x1="8.209cm" svg:y1="10.138cm" svg:x2="9.48cm" svg:y2="10.143cm" draw:start-shape="id35" draw:start-glue-point="1" draw:end-shape="id36" svg:d="M8209 10138h636v5h635" svg:viewBox="0 0 1272 6">
          <text:p/>
        </draw:connector>
        <draw:connector draw:style-name="gr6" draw:text-style-name="P2" draw:layer="layout" svg:x1="14.74cm" svg:y1="10.392cm" svg:x2="15.928cm" svg:y2="10.389cm" draw:start-shape="id31" draw:start-glue-point="1" draw:end-shape="id33" draw:end-glue-point="3" svg:d="M14740 10392h594v-3h594" svg:viewBox="0 0 1189 4">
          <text:p/>
        </draw:connector>
        <draw:custom-shape draw:style-name="gr1" draw:text-style-name="P2" xml:id="id33" draw:id="id33" draw:layer="layout" svg:width="1.016cm" svg:height="1.422cm" svg:x="15.928cm" svg:y="9.678cm">
          <text:p text:style-name="P1">F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draw:transform="rotate (-1.5707963267949) translate (16.131cm 10.6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9" xml:id="id37" draw:id="id37" draw:layer="layout" svg:width="1.778cm" svg:height="0.762cm" svg:x="7.086cm" svg:y="4.434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9" draw:id="id39" draw:layer="layout" svg:width="1.778cm" svg:height="0.762cm" svg:x="7.086cm" svg:y="5.196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1" draw:id="id41" draw:layer="layout" svg:width="1.778cm" svg:height="0.762cm" svg:x="7.086cm" svg:y="5.958cm">
          <text:p text:style-name="P1"><text:span text:style-name="T6">2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3" draw:id="id43" draw:layer="layout" svg:width="1.778cm" svg:height="0.762cm" svg:x="7.086cm" svg:y="6.72cm">
          <text:p text:style-name="P1"><text:span text:style-name="T6">12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5" draw:id="id45" draw:layer="layout" svg:width="1.778cm" svg:height="0.762cm" svg:x="7.086cm" svg:y="7.482cm">
          <text:p text:style-name="P1"><text:span text:style-name="T6">7</text:span><text:span text:style-name="T6">2</text:span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47" draw:id="id47" draw:layer="layout" svg:width="1.778cm" svg:height="0.762cm" svg:x="7.086cm" svg:y="8.244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9" draw:id="id49" draw:layer="layout" svg:width="0.508cm" svg:height="0.508cm" svg:x="12.708cm" svg:y="6.085cm">
          <text:p text:style-name="P1"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36cm" svg:x1="8.864cm" svg:y1="4.815cm" svg:x2="11.08cm" svg:y2="5.323cm" draw:start-shape="id37" draw:start-glue-point="1" draw:end-shape="id38" draw:end-glue-point="3" svg:d="M8864 4815h762v508h1454" svg:viewBox="0 0 2217 509">
          <text:p/>
        </draw:connector>
        <draw:connector draw:style-name="gr6" draw:text-style-name="P2" draw:layer="layout" draw:line-skew="-0.614cm" svg:x1="8.864cm" svg:y1="5.577cm" svg:x2="11.08cm" svg:y2="5.831cm" draw:start-shape="id39" draw:start-glue-point="1" draw:end-shape="id40" draw:end-glue-point="3" svg:d="M8864 5577h508v254h1708" svg:viewBox="0 0 2217 255">
          <text:p/>
        </draw:connector>
        <draw:connector draw:style-name="gr6" draw:text-style-name="P2" draw:layer="layout" svg:x1="8.864cm" svg:y1="6.339cm" svg:x2="11.08cm" svg:y2="6.339cm" draw:start-shape="id41" draw:start-glue-point="1" draw:end-shape="id42" draw:end-glue-point="7" svg:d="M8864 6339h2216" svg:viewBox="0 0 2217 1">
          <text:p/>
        </draw:connector>
        <draw:connector draw:style-name="gr6" draw:text-style-name="P2" draw:layer="layout" draw:line-skew="-0.614cm" svg:x1="8.864cm" svg:y1="7.101cm" svg:x2="11.08cm" svg:y2="6.847cm" draw:start-shape="id43" draw:start-glue-point="1" draw:end-shape="id44" draw:end-glue-point="3" svg:d="M8864 7101h508v-254h1708" svg:viewBox="0 0 2217 255">
          <text:p/>
        </draw:connector>
        <draw:connector draw:style-name="gr6" draw:text-style-name="P2" draw:layer="layout" draw:line-skew="-0.36cm" svg:x1="8.864cm" svg:y1="7.863cm" svg:x2="11.08cm" svg:y2="7.355cm" draw:start-shape="id45" draw:start-glue-point="1" draw:end-shape="id46" draw:end-glue-point="3" svg:d="M8864 7863h762v-508h1454" svg:viewBox="0 0 2217 509">
          <text:p/>
        </draw:connector>
        <draw:connector draw:style-name="gr6" draw:text-style-name="P2" draw:layer="layout" svg:x1="8.864cm" svg:y1="8.625cm" svg:x2="11.08cm" svg:y2="7.863cm" draw:start-shape="id47" draw:start-glue-point="1" draw:end-shape="id48" draw:end-glue-point="3" svg:d="M8864 8625h1122v-762h1094" svg:viewBox="0 0 2217 763">
          <text:p/>
        </draw:connector>
        <draw:connector draw:style-name="gr6" draw:text-style-name="P2" draw:layer="layout" svg:x1="11.588cm" svg:y1="6.339cm" svg:x2="12.708cm" svg:y2="6.339cm" draw:start-shape="id42" draw:start-glue-point="5" draw:end-shape="id49" draw:end-glue-point="3" svg:d="M11588 6339h1120" svg:viewBox="0 0 1121 1">
          <text:p/>
        </draw:connector>
        <draw:connector draw:style-name="gr6" draw:text-style-name="P2" draw:layer="layout" svg:x1="13.216cm" svg:y1="6.339cm" svg:x2="14.287cm" svg:y2="6.339cm" draw:start-shape="id49" draw:start-glue-point="1" draw:end-shape="id50" draw:end-glue-point="5" svg:d="M13216 6339h1071" svg:viewBox="0 0 1072 1">
          <text:p/>
        </draw:connector>
        <draw:custom-shape draw:style-name="gr7" draw:text-style-name="P6" xml:id="id51" draw:id="id51" draw:layer="layout" svg:width="0.254cm" svg:height="0.254cm" svg:x="12.835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0.235cm" svg:x1="12.962cm" svg:y1="10.519cm" svg:x2="14.486cm" svg:y2="10.646cm" draw:start-shape="id51" draw:start-glue-point="8" draw:end-shape="id31" draw:end-glue-point="2" svg:d="M12962 10519v889h1524v-762" svg:viewBox="0 0 1525 890">
          <text:p/>
        </draw:connector>
        <draw:connector draw:style-name="gr6" draw:text-style-name="P2" draw:layer="layout" svg:x1="12.962cm" svg:y1="10.265cm" svg:x2="12.962cm" svg:y2="6.593cm" draw:start-shape="id51" draw:start-glue-point="4" draw:end-shape="id49" draw:end-glue-point="2" svg:d="M12962 10265v-3672" svg:viewBox="0 0 1 3673">
          <text:p/>
        </draw:connector>
        <draw:custom-shape draw:style-name="gr8" draw:text-style-name="P2" xml:id="id35" draw:id="id35" draw:layer="layout" svg:width="1.778cm" svg:height="1.016cm" svg:x="6.431cm" svg:y="9.63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3" draw:text-style-name="P8" xml:id="id59" draw:id="id59" draw:layer="layout" svg:width="0.508cm" svg:height="0.508cm" svg:x="14.287cm" svg:y="6.593cm">
          <text:p text:style-name="P1"><text:span text:style-name="T5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draw:layer="layout" svg:width="0.508cm" svg:height="0.508cm" svg:x="14.287cm" svg:y="6.085cm">
          <text:p text:style-name="P1"><text:span text:style-name="T5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63" draw:id="id63" draw:layer="layout" svg:width="0.508cm" svg:height="0.508cm" svg:x="14.287cm" svg:y="5.577cm">
          <text:p text:style-name="P1"><text:span text:style-name="T5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56" draw:id="id56" draw:layer="layout" svg:width="0.508cm" svg:height="0.508cm" svg:x="14.287cm" svg:y="5.069cm">
          <text:p text:style-name="P1"><text:span text:style-name="T5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61" draw:id="id61" draw:layer="layout" svg:width="0.508cm" svg:height="0.508cm" svg:x="14.287cm" svg:y="4.561cm">
          <text:p text:style-name="P1"><text:span text:style-name="T5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62" draw:id="id62" draw:layer="layout" svg:width="1.778cm" svg:height="0.762cm" svg:x="17.011cm" svg:y="3.672cm">
          <text:p text:style-name="P1"><text:span text:style-name="T6">d</text:span><text:span text:style-name="T8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8" xml:id="id52" draw:id="id52" draw:layer="layout" svg:width="0.508cm" svg:height="0.508cm" svg:x="14.287cm" svg:y="7.609cm">
          <text:p text:style-name="P1"><text:span text:style-name="T5">.</text:span><text:span text:style-name="T5">.</text:span><text:span text:style-name="T5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54" draw:id="id54" draw:layer="layout" svg:width="0.508cm" svg:height="0.508cm" svg:x="14.287cm" svg:y="7.101cm">
          <text:p text:style-name="P1"><text:span text:style-name="T5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xml:id="id50" draw:id="id50" draw:layer="layout" svg:width="3.81cm" svg:height="0.508cm" draw:transform="rotate (1.5707963267949) translate (14.287cm 8.244cm)">
          <text:p/>
          <draw:enhanced-geometry svg:viewBox="0 0 21600 21600" draw:mirror-horizontal="true" draw:glue-points="?f6 10800 10800 21600 ?f5 10800 10800 0" draw:text-areas="?f3 ?f3 ?f4 ?f4" draw:type="trapezoid" draw:modifiers="1649.3308842823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draw:line-skew="-0.168cm" svg:x1="14.795cm" svg:y1="7.863cm" svg:x2="17.011cm" svg:y2="8.625cm" draw:start-shape="id52" draw:start-glue-point="1" draw:end-shape="id53" draw:end-glue-point="3" svg:d="M14795 7863h927v762h1289" svg:viewBox="0 0 2217 763">
          <text:p/>
        </draw:connector>
        <draw:custom-shape draw:style-name="gr11" draw:text-style-name="P9" xml:id="id57" draw:id="id57" draw:layer="layout" svg:width="1.778cm" svg:height="0.762cm" svg:x="17.011cm" svg:y="4.434cm">
          <text:p text:style-name="P1"><text:span text:style-name="T6">d</text:span><text:span text:style-name="T8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64" draw:id="id64" draw:layer="layout" svg:width="1.778cm" svg:height="0.762cm" svg:x="17.011cm" svg:y="5.196cm">
          <text:p text:style-name="P1"><text:span text:style-name="T6">d</text:span><text:span text:style-name="T8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58" draw:id="id58" draw:layer="layout" svg:width="1.778cm" svg:height="0.762cm" svg:x="17.011cm" svg:y="5.958cm">
          <text:p text:style-name="P1"><text:span text:style-name="T6">d</text:span><text:span text:style-name="T8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60" draw:id="id60" draw:layer="layout" svg:width="1.778cm" svg:height="0.762cm" svg:x="17.011cm" svg:y="6.72cm">
          <text:p text:style-name="P1"><text:span text:style-name="T6">d</text:span><text:span text:style-name="T8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55" draw:id="id55" draw:layer="layout" svg:width="1.778cm" svg:height="0.762cm" svg:x="17.011cm" svg:y="7.482cm">
          <text:p text:style-name="P1"><text:span text:style-name="T6">d</text:span><text:span text:style-name="T8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53" draw:id="id53" draw:layer="layout" svg:width="1.778cm" svg:height="0.762cm" svg:x="17.011cm" svg:y="8.244cm">
          <text:p text:style-name="P1"><text:span text:style-name="T6">...</text:span></text:p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2" draw:layer="layout" draw:line-skew="0.086cm" svg:x1="14.795cm" svg:y1="7.355cm" svg:x2="17.011cm" svg:y2="7.863cm" draw:start-shape="id54" draw:start-glue-point="1" draw:end-shape="id55" draw:end-glue-point="3" svg:d="M14795 7355h1181v508h1035" svg:viewBox="0 0 2217 509">
          <text:p/>
        </draw:connector>
        <draw:connector draw:style-name="gr6" draw:text-style-name="P2" draw:layer="layout" draw:line-skew="0.086cm" svg:x1="14.795cm" svg:y1="5.323cm" svg:x2="17.011cm" svg:y2="4.815cm" draw:start-shape="id56" draw:start-glue-point="1" draw:end-shape="id57" draw:end-glue-point="3" svg:d="M14795 5323h1181v-508h1035" svg:viewBox="0 0 2217 509">
          <text:p/>
        </draw:connector>
        <draw:connector draw:style-name="gr6" draw:text-style-name="P2" draw:layer="layout" svg:x1="14.795cm" svg:y1="6.339cm" svg:x2="17.011cm" svg:y2="6.339cm" draw:start-shape="id50" draw:start-glue-point="7" draw:end-shape="id58" draw:end-glue-point="3" svg:d="M14795 6339h2216" svg:viewBox="0 0 2217 1">
          <text:p/>
        </draw:connector>
        <draw:connector draw:style-name="gr6" draw:text-style-name="P2" draw:layer="layout" draw:line-skew="0.34cm" svg:x1="14.795cm" svg:y1="6.847cm" svg:x2="17.011cm" svg:y2="7.101cm" draw:start-shape="id59" draw:start-glue-point="1" draw:end-shape="id60" draw:end-glue-point="3" svg:d="M14795 6847h1435v254h781" svg:viewBox="0 0 2217 255">
          <text:p/>
        </draw:connector>
        <draw:connector draw:style-name="gr6" draw:text-style-name="P2" draw:layer="layout" draw:line-skew="-0.168cm" svg:x1="14.795cm" svg:y1="4.815cm" svg:x2="17.011cm" svg:y2="4.053cm" draw:start-shape="id61" draw:start-glue-point="1" draw:end-shape="id62" draw:end-glue-point="3" svg:d="M14795 4815h927v-762h1289" svg:viewBox="0 0 2217 763">
          <text:p/>
        </draw:connector>
        <draw:connector draw:style-name="gr6" draw:text-style-name="P2" draw:layer="layout" draw:line-skew="0.34cm" svg:x1="14.795cm" svg:y1="5.831cm" svg:x2="17.011cm" svg:y2="5.577cm" draw:start-shape="id63" draw:start-glue-point="1" draw:end-shape="id64" draw:end-glue-point="3" svg:d="M14795 5831h1435v-254h781" svg:viewBox="0 0 2217 255">
          <text:p/>
        </draw:connector>
        <draw:connector draw:style-name="gr6" draw:text-style-name="P2" draw:layer="layout" svg:x1="12.947cm" svg:y1="2.402cm" svg:x2="14.542cm" svg:y2="4.579cm" draw:start-shape="id65" draw:start-glue-point="2" draw:end-shape="id50" draw:end-glue-point="4" svg:d="M12947 2402v1002h1595v1175" svg:viewBox="0 0 1596 2178">
          <text:p/>
        </draw:connector>
        <draw:connector draw:style-name="gr6" draw:text-style-name="P2" draw:layer="layout" svg:x1="12.82cm" svg:y1="3.403cm" svg:x2="11.334cm" svg:y2="4.579cm" draw:start-shape="id66" draw:start-glue-point="6" draw:end-shape="id42" draw:end-glue-point="4" svg:d="M12820 3403h-1486v1176" svg:viewBox="0 0 1487 1177">
          <text:p/>
        </draw:connector>
        <draw:custom-shape draw:style-name="gr8" draw:text-style-name="P2" xml:id="id65" draw:id="id65" draw:layer="layout" svg:width="1.778cm" svg:height="1.016cm" svg:x="12.058cm" svg:y="1.386cm">
          <text:p text:style-name="P1">Coeff. Select</text:p>
          <draw:enhanced-geometry svg:viewBox="0 0 21600 21600" draw:type="rectangle" draw:enhanced-path="M 0 0 L 21600 0 21600 21600 0 21600 0 0 Z N"/>
        </draw:custom-shape>
        <draw:custom-shape draw:style-name="gr7" draw:text-style-name="P6" xml:id="id66" draw:id="id66" draw:layer="layout" svg:width="0.254cm" svg:height="0.254cm" svg:x="12.82cm" svg:y="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733cm" svg:y1="12.816cm" svg:x2="9.734cm" svg:y2="10.893cm" draw:start-shape="id67" draw:start-glue-point="0" draw:end-shape="id32" draw:end-glue-point="6" svg:d="M9733 12816v-878h1v-1045" svg:viewBox="0 0 2 1924">
          <text:p/>
        </draw:connector>
        <draw:custom-shape draw:style-name="gr14" draw:text-style-name="P2" xml:id="id67" draw:id="id67" draw:layer="layout" svg:width="1.214cm" svg:height="1.016cm" svg:x="9.126cm" svg:y="12.816cm">
          <text:p text:style-name="P1">S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8" xml:id="id77" draw:id="id77" draw:layer="layout" svg:width="0.508cm" svg:height="0.508cm" svg:x="10.811cm" svg:y="8.276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08cm" svg:height="0.508cm" svg:x="10.811cm" svg:y="7.768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3" draw:id="id73" draw:layer="layout" svg:width="0.508cm" svg:height="0.508cm" svg:x="10.811cm" svg:y="7.26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1" draw:id="id71" draw:layer="layout" svg:width="0.508cm" svg:height="0.508cm" svg:x="10.811cm" svg:y="6.752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9" draw:id="id69" draw:layer="layout" svg:width="0.508cm" svg:height="0.508cm" svg:x="10.811cm" svg:y="6.244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68" draw:id="id68" draw:layer="layout" svg:width="1.778cm" svg:height="0.762cm" svg:x="6.817cm" svg:y="5.355cm">
          <text:p text:style-name="P1"><text:span text:style-name="T6">Z</text:span><text:span text:style-name="T8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8" xml:id="id81" draw:id="id81" draw:layer="layout" svg:width="0.508cm" svg:height="0.508cm" svg:x="10.811cm" svg:y="9.292cm">
          <text:p text:style-name="P1"><text:span text:style-name="T5">.</text:span><text:span text:style-name="T5">.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9" draw:id="id79" draw:layer="layout" svg:width="0.508cm" svg:height="0.508cm" svg:x="10.811cm" svg:y="8.784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75" draw:id="id75" draw:layer="layout" svg:width="3.81cm" svg:height="0.508cm" draw:transform="rotate (1.5707963267949) translate (10.811cm 9.927cm)">
          <text:p/>
          <draw:enhanced-geometry svg:viewBox="0 0 21600 21600" draw:glue-points="?f6 10800 10800 21600 ?f5 10800 10800 0" draw:text-areas="?f3 ?f3 ?f4 ?f4" draw:type="trapezoid" draw:modifiers="1649.3308842823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svg:x1="8.595cm" svg:y1="5.736cm" svg:x2="10.811cm" svg:y2="6.498cm" draw:start-shape="id68" draw:start-glue-point="1" draw:end-shape="id69" draw:end-glue-point="3" svg:d="M8595 5736h1122v762h1094" svg:viewBox="0 0 2217 763">
          <text:p/>
        </draw:connector>
        <draw:custom-shape draw:style-name="gr11" draw:text-style-name="P9" xml:id="id70" draw:id="id70" draw:layer="layout" svg:width="1.778cm" svg:height="0.762cm" svg:x="6.817cm" svg:y="6.117cm">
          <text:p text:style-name="P1"><text:span text:style-name="T6">Z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2" draw:id="id72" draw:layer="layout" svg:width="1.778cm" svg:height="0.762cm" svg:x="6.817cm" svg:y="6.879cm">
          <text:p text:style-name="P1"><text:span text:style-name="T6">Z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4" draw:id="id74" draw:layer="layout" svg:width="1.778cm" svg:height="0.762cm" svg:x="6.817cm" svg:y="7.641cm">
          <text:p text:style-name="P1"><text:span text:style-name="T6">Z</text:span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6" draw:id="id76" draw:layer="layout" svg:width="1.778cm" svg:height="0.762cm" svg:x="6.817cm" svg:y="8.403cm">
          <text:p text:style-name="P1"><text:span text:style-name="T6">Z</text:span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78" draw:id="id78" draw:layer="layout" svg:width="1.778cm" svg:height="0.762cm" svg:x="6.817cm" svg:y="9.165cm">
          <text:p text:style-name="P1"><text:span text:style-name="T6">Z</text:span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80" draw:id="id80" draw:layer="layout" svg:width="1.778cm" svg:height="0.762cm" svg:x="6.817cm" svg:y="9.927cm">
          <text:p text:style-name="P1"><text:span text:style-name="T6">.</text:span><text:span text:style-name="T6">.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2" draw:id="id82" draw:layer="layout" svg:width="0.508cm" svg:height="0.508cm" svg:x="12.439cm" svg:y="7.768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36cm" svg:x1="8.595cm" svg:y1="6.498cm" svg:x2="10.811cm" svg:y2="7.006cm" draw:start-shape="id70" draw:start-glue-point="1" draw:end-shape="id71" draw:end-glue-point="3" svg:d="M8595 6498h762v508h1454" svg:viewBox="0 0 2217 509">
          <text:p/>
        </draw:connector>
        <draw:connector draw:style-name="gr6" draw:text-style-name="P2" draw:layer="layout" draw:line-skew="-0.614cm" svg:x1="8.595cm" svg:y1="7.26cm" svg:x2="10.811cm" svg:y2="7.514cm" draw:start-shape="id72" draw:start-glue-point="1" draw:end-shape="id73" draw:end-glue-point="3" svg:d="M8595 7260h508v254h1708" svg:viewBox="0 0 2217 255">
          <text:p/>
        </draw:connector>
        <draw:connector draw:style-name="gr6" draw:text-style-name="P2" draw:layer="layout" svg:x1="8.595cm" svg:y1="8.022cm" svg:x2="10.811cm" svg:y2="8.022cm" draw:start-shape="id74" draw:start-glue-point="1" draw:end-shape="id75" draw:end-glue-point="7" svg:d="M8595 8022h2216" svg:viewBox="0 0 2217 1">
          <text:p/>
        </draw:connector>
        <draw:connector draw:style-name="gr6" draw:text-style-name="P2" draw:layer="layout" draw:line-skew="-0.614cm" svg:x1="8.595cm" svg:y1="8.784cm" svg:x2="10.811cm" svg:y2="8.53cm" draw:start-shape="id76" draw:start-glue-point="1" draw:end-shape="id77" draw:end-glue-point="3" svg:d="M8595 8784h508v-254h1708" svg:viewBox="0 0 2217 255">
          <text:p/>
        </draw:connector>
        <draw:connector draw:style-name="gr6" draw:text-style-name="P2" draw:layer="layout" draw:line-skew="-0.36cm" svg:x1="8.595cm" svg:y1="9.546cm" svg:x2="10.811cm" svg:y2="9.038cm" draw:start-shape="id78" draw:start-glue-point="1" draw:end-shape="id79" draw:end-glue-point="3" svg:d="M8595 9546h762v-508h1454" svg:viewBox="0 0 2217 509">
          <text:p/>
        </draw:connector>
        <draw:connector draw:style-name="gr6" draw:text-style-name="P2" draw:layer="layout" svg:x1="8.595cm" svg:y1="10.308cm" svg:x2="10.811cm" svg:y2="9.546cm" draw:start-shape="id80" draw:start-glue-point="1" draw:end-shape="id81" draw:end-glue-point="3" svg:d="M8595 10308h1122v-762h1094" svg:viewBox="0 0 2217 763">
          <text:p/>
        </draw:connector>
        <draw:connector draw:style-name="gr6" draw:text-style-name="P2" draw:layer="layout" svg:x1="11.319cm" svg:y1="8.022cm" svg:x2="12.439cm" svg:y2="8.022cm" draw:start-shape="id75" draw:start-glue-point="5" draw:end-shape="id82" draw:end-glue-point="3" svg:d="M11319 8022h1120" svg:viewBox="0 0 1121 1">
          <text:p/>
        </draw:connector>
        <draw:connector draw:style-name="gr6" draw:text-style-name="P2" draw:layer="layout" draw:line-skew="-0.165cm" svg:x1="12.947cm" svg:y1="8.022cm" svg:x2="14.169cm" svg:y2="8.27cm" draw:start-shape="id82" draw:start-glue-point="1" draw:end-shape="id83" draw:end-glue-point="3" svg:d="M12947 8022h460v248h762" svg:viewBox="0 0 1223 249">
          <text:p/>
        </draw:connector>
        <draw:custom-shape draw:style-name="gr3" draw:text-style-name="P3" xml:id="id92" draw:id="id92" draw:layer="layout" svg:width="0.508cm" svg:height="0.508cm" svg:x="15.818cm" svg:y="8.276cm">
          <text:p text:style-name="P1"><text:span text:style-name="T2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draw:layer="layout" svg:width="0.508cm" svg:height="0.508cm" svg:x="15.818cm" svg:y="7.768cm">
          <text:p text:style-name="P1"><text:span text:style-name="T5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96" draw:id="id96" draw:layer="layout" svg:width="0.508cm" svg:height="0.508cm" svg:x="15.818cm" svg:y="7.26cm">
          <text:p text:style-name="P1"><text:span text:style-name="T5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88" draw:id="id88" draw:layer="layout" svg:width="0.508cm" svg:height="0.508cm" svg:x="15.818cm" svg:y="6.752cm">
          <text:p text:style-name="P1"><text:span text:style-name="T5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94" draw:id="id94" draw:layer="layout" svg:width="0.508cm" svg:height="0.508cm" svg:x="15.818cm" svg:y="6.244cm">
          <text:p text:style-name="P1"><text:span text:style-name="T5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95" draw:id="id95" draw:layer="layout" svg:width="1.778cm" svg:height="0.762cm" svg:x="18.542cm" svg:y="5.355cm">
          <text:p text:style-name="P1"><text:span text:style-name="T6">n</text:span><text:span text:style-name="T8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8" xml:id="id84" draw:id="id84" draw:layer="layout" svg:width="0.508cm" svg:height="0.508cm" svg:x="15.818cm" svg:y="9.292cm">
          <text:p text:style-name="P1"><text:span text:style-name="T5">.</text:span><text:span text:style-name="T5">.</text:span><text:span text:style-name="T5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8" xml:id="id86" draw:id="id86" draw:layer="layout" svg:width="0.508cm" svg:height="0.508cm" svg:x="15.818cm" svg:y="8.784cm">
          <text:p text:style-name="P1"><text:span text:style-name="T5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xml:id="id90" draw:id="id90" draw:layer="layout" svg:width="3.81cm" svg:height="0.508cm" draw:transform="rotate (1.5707963267949) translate (15.818cm 9.927cm)">
          <text:p/>
          <draw:enhanced-geometry svg:viewBox="0 0 21600 21600" draw:mirror-horizontal="true" draw:glue-points="?f6 10800 10800 21600 ?f5 10800 10800 0" draw:text-areas="?f3 ?f3 ?f4 ?f4" draw:type="trapezoid" draw:modifiers="1649.3308842823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draw:line-skew="-0.168cm" svg:x1="16.326cm" svg:y1="9.546cm" svg:x2="18.542cm" svg:y2="10.308cm" draw:start-shape="id84" draw:start-glue-point="1" draw:end-shape="id85" draw:end-glue-point="3" svg:d="M16326 9546h927v762h1289" svg:viewBox="0 0 2217 763">
          <text:p/>
        </draw:connector>
        <draw:custom-shape draw:style-name="gr11" draw:text-style-name="P9" xml:id="id89" draw:id="id89" draw:layer="layout" svg:width="1.778cm" svg:height="0.762cm" svg:x="18.542cm" svg:y="6.117cm">
          <text:p text:style-name="P1"><text:span text:style-name="T6">n</text:span><text:span text:style-name="T8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97" draw:id="id97" draw:layer="layout" svg:width="1.778cm" svg:height="0.762cm" svg:x="18.542cm" svg:y="6.879cm">
          <text:p text:style-name="P1"><text:span text:style-name="T6">n</text:span><text:span text:style-name="T8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91" draw:id="id91" draw:layer="layout" svg:width="1.778cm" svg:height="0.762cm" svg:x="18.542cm" svg:y="7.641cm">
          <text:p text:style-name="P1"><text:span text:style-name="T6">n</text:span><text:span text:style-name="T8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93" draw:id="id93" draw:layer="layout" svg:width="1.778cm" svg:height="0.762cm" svg:x="18.542cm" svg:y="8.403cm">
          <text:p text:style-name="P1"><text:span text:style-name="T6">n</text:span><text:span text:style-name="T8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87" draw:id="id87" draw:layer="layout" svg:width="1.778cm" svg:height="0.762cm" svg:x="18.542cm" svg:y="9.165cm">
          <text:p text:style-name="P1"><text:span text:style-name="T6">n</text:span><text:span text:style-name="T8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85" draw:id="id85" draw:layer="layout" svg:width="1.778cm" svg:height="0.762cm" svg:x="18.542cm" svg:y="9.927cm">
          <text:p text:style-name="P1"><text:span text:style-name="T6">.</text:span><text:span text:style-name="T6">.</text:span><text:span text:style-name="T6">.</text:span></text:p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2" draw:layer="layout" draw:line-skew="0.086cm" svg:x1="16.326cm" svg:y1="9.038cm" svg:x2="18.542cm" svg:y2="9.546cm" draw:start-shape="id86" draw:start-glue-point="1" draw:end-shape="id87" draw:end-glue-point="3" svg:d="M16326 9038h1181v508h1035" svg:viewBox="0 0 2217 509">
          <text:p/>
        </draw:connector>
        <draw:connector draw:style-name="gr6" draw:text-style-name="P2" draw:layer="layout" draw:line-skew="0.086cm" svg:x1="16.326cm" svg:y1="7.006cm" svg:x2="18.542cm" svg:y2="6.498cm" draw:start-shape="id88" draw:start-glue-point="1" draw:end-shape="id89" draw:end-glue-point="3" svg:d="M16326 7006h1181v-508h1035" svg:viewBox="0 0 2217 509">
          <text:p/>
        </draw:connector>
        <draw:connector draw:style-name="gr6" draw:text-style-name="P2" draw:layer="layout" svg:x1="16.326cm" svg:y1="8.022cm" svg:x2="18.542cm" svg:y2="8.022cm" draw:start-shape="id90" draw:start-glue-point="7" draw:end-shape="id91" draw:end-glue-point="3" svg:d="M16326 8022h2216" svg:viewBox="0 0 2217 1">
          <text:p/>
        </draw:connector>
        <draw:connector draw:style-name="gr6" draw:text-style-name="P2" draw:layer="layout" draw:line-skew="0.34cm" svg:x1="16.326cm" svg:y1="8.53cm" svg:x2="18.542cm" svg:y2="8.784cm" draw:start-shape="id92" draw:start-glue-point="1" draw:end-shape="id93" draw:end-glue-point="3" svg:d="M16326 8530h1435v254h781" svg:viewBox="0 0 2217 255">
          <text:p/>
        </draw:connector>
        <draw:connector draw:style-name="gr6" draw:text-style-name="P2" draw:layer="layout" draw:line-skew="-0.168cm" svg:x1="16.326cm" svg:y1="6.498cm" svg:x2="18.542cm" svg:y2="5.736cm" draw:start-shape="id94" draw:start-glue-point="1" draw:end-shape="id95" draw:end-glue-point="3" svg:d="M16326 6498h927v-762h1289" svg:viewBox="0 0 2217 763">
          <text:p/>
        </draw:connector>
        <draw:connector draw:style-name="gr6" draw:text-style-name="P2" draw:layer="layout" draw:line-skew="0.34cm" svg:x1="16.326cm" svg:y1="7.514cm" svg:x2="18.542cm" svg:y2="7.26cm" draw:start-shape="id96" draw:start-glue-point="1" draw:end-shape="id97" draw:end-glue-point="3" svg:d="M16326 7514h1435v-254h781" svg:viewBox="0 0 2217 255">
          <text:p/>
        </draw:connector>
        <draw:connector draw:style-name="gr6" draw:text-style-name="P2" draw:layer="layout" svg:x1="12.816cm" svg:y1="11.285cm" svg:x2="16.073cm" svg:y2="9.782cm" draw:start-shape="id98" draw:start-glue-point="0" draw:end-shape="id90" draw:end-glue-point="6" svg:d="M12816 11285v-665h3257v-838" svg:viewBox="0 0 3258 1504">
          <text:p/>
        </draw:connector>
        <draw:connector draw:style-name="gr6" draw:text-style-name="P2" draw:layer="layout" svg:x1="12.687cm" svg:y1="10.622cm" svg:x2="11.065cm" svg:y2="9.782cm" draw:start-shape="id99" draw:start-glue-point="6" draw:end-shape="id75" draw:end-glue-point="6" svg:d="M12687 10622h-1622v-840" svg:viewBox="0 0 1623 841">
          <text:p/>
        </draw:connector>
        <draw:custom-shape draw:style-name="gr15" draw:text-style-name="P2" xml:id="id98" draw:id="id98" draw:layer="layout" svg:width="3.754cm" svg:height="1.016cm" svg:x="10.939cm" svg:y="11.285cm">
          <text:p text:style-name="P1">Nom. Select</text:p>
          <draw:enhanced-geometry svg:viewBox="0 0 21600 21600" draw:type="rectangle" draw:enhanced-path="M 0 0 L 21600 0 21600 21600 0 21600 0 0 Z N"/>
        </draw:custom-shape>
        <draw:custom-shape draw:style-name="gr7" draw:text-style-name="P6" xml:id="id99" draw:id="id99" draw:layer="layout" svg:width="0.254cm" svg:height="0.254cm" svg:x="12.687cm" svg:y="10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00" draw:id="id100" draw:layer="layout" svg:width="0.254cm" svg:height="0.254cm" svg:x="9.587cm" svg:y="5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1.401cm" svg:x1="9.841cm" svg:y1="5.736cm" svg:x2="14.169cm" svg:y2="7.762cm" draw:start-shape="id100" draw:start-glue-point="10" draw:end-shape="id101" draw:end-glue-point="3" svg:d="M9841 5736h3566v2026h762" svg:viewBox="0 0 4329 2027">
          <text:p/>
        </draw:connector>
        <draw:custom-shape draw:style-name="gr3" draw:text-style-name="P3" xml:id="id83" draw:id="id83" draw:layer="layout" svg:width="0.508cm" svg:height="0.508cm" svg:x="14.169cm" svg:y="8.01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1" draw:id="id101" draw:layer="layout" svg:width="0.508cm" svg:height="0.508cm" svg:x="14.169cm" svg:y="7.50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2" draw:id="id102" draw:layer="layout" svg:width="1.27cm" svg:height="0.508cm" draw:transform="rotate (1.5707963267949) translate (14.169cm 8.651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svg:x1="14.677cm" svg:y1="8.016cm" svg:x2="15.818cm" svg:y2="8.022cm" draw:start-shape="id102" draw:start-glue-point="2" draw:end-shape="id90" draw:end-glue-point="5" svg:d="M14677 8016h571v6h570" svg:viewBox="0 0 1142 7">
          <text:p/>
        </draw:connector>
        <draw:connector draw:style-name="gr6" draw:text-style-name="P2" draw:layer="layout" svg:x1="14.424cm" svg:y1="5.08cm" svg:x2="14.423cm" svg:y2="7.381cm" draw:start-shape="id103" draw:start-glue-point="2" draw:end-shape="id102" draw:end-glue-point="1" svg:d="M14424 5080v1137h-1v1164" svg:viewBox="0 0 2 2302">
          <text:p/>
        </draw:connector>
        <draw:custom-shape draw:style-name="gr14" draw:text-style-name="P2" xml:id="id103" draw:id="id103" draw:layer="layout" svg:width="1.214cm" svg:height="1.016cm" svg:x="13.817cm" svg:y="4.064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5.488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1" draw:id="id111" draw:layer="layout" svg:width="0.762cm" svg:height="0.508cm" svg:x="22.02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6.25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2" draw:id="id112" draw:layer="layout" svg:width="0.762cm" svg:height="0.508cm" svg:x="22.02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7.033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3" draw:id="id113" draw:layer="layout" svg:width="0.762cm" svg:height="0.508cm" svg:x="22.02cm" svg:y="7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7.774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4" draw:id="id114" draw:layer="layout" svg:width="0.762cm" svg:height="0.508cm" svg:x="22.02cm" svg:y="7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8.536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5" draw:id="id115" draw:layer="layout" svg:width="0.762cm" svg:height="0.508cm" svg:x="22.02cm" svg:y="8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9.319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6" draw:id="id116" draw:layer="layout" svg:width="0.762cm" svg:height="0.508cm" svg:x="22.02cm" svg:y="9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10.06cm">
          <text:p text:style-name="P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7" draw:id="id117" draw:layer="layout" svg:width="0.762cm" svg:height="0.508cm" svg:x="22.02cm" svg:y="10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5.509cm">
          <text:p text:style-name="P1"><text:span text:style-name="T9">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4" draw:id="id104" draw:layer="layout" svg:width="0.762cm" svg:height="0.508cm" svg:x="3.812cm" svg:y="5.5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6.271cm">
          <text:p text:style-name="P1"><text:span text:style-name="T9">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5" draw:id="id105" draw:layer="layout" svg:width="0.762cm" svg:height="0.508cm" svg:x="3.812cm" svg:y="6.27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7.054cm">
          <text:p text:style-name="P1"><text:span text:style-name="T9">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6" draw:id="id106" draw:layer="layout" svg:width="0.762cm" svg:height="0.508cm" svg:x="3.812cm" svg:y="7.05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7.795cm">
          <text:p text:style-name="P1"><text:span text:style-name="T9">4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7" draw:id="id107" draw:layer="layout" svg:width="0.762cm" svg:height="0.508cm" svg:x="3.812cm" svg:y="7.79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8.557cm">
          <text:p text:style-name="P1"><text:span text:style-name="T9">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8" draw:id="id108" draw:layer="layout" svg:width="0.762cm" svg:height="0.508cm" svg:x="3.812cm" svg:y="8.55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9.34cm">
          <text:p text:style-name="P1"><text:span text:style-name="T9">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09" draw:id="id109" draw:layer="layout" svg:width="0.762cm" svg:height="0.508cm" svg:x="3.812cm" svg:y="9.3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10.081cm">
          <text:p text:style-name="P1"><text:span text:style-name="T9">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0" draw:id="id110" draw:layer="layout" svg:width="0.762cm" svg:height="0.508cm" svg:x="3.812cm" svg:y="10.08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9" draw:text-style-name="P2" draw:layer="layout" draw:type="line" svg:x1="4.574cm" svg:y1="5.763cm" svg:x2="6.817cm" svg:y2="5.736cm" draw:start-shape="id104" draw:start-glue-point="1" draw:end-shape="id68" draw:end-glue-point="3" svg:d="M4574 5763l2243-27" svg:viewBox="0 0 2244 28">
          <text:p/>
        </draw:connector>
        <draw:connector draw:style-name="gr19" draw:text-style-name="P2" draw:layer="layout" draw:type="line" svg:x1="4.574cm" svg:y1="6.525cm" svg:x2="6.817cm" svg:y2="6.498cm" draw:start-shape="id105" draw:end-shape="id70" draw:end-glue-point="3" svg:d="M4574 6525l2243-27" svg:viewBox="0 0 2244 28">
          <text:p/>
        </draw:connector>
        <draw:connector draw:style-name="gr19" draw:text-style-name="P2" draw:layer="layout" draw:type="line" svg:x1="4.574cm" svg:y1="7.308cm" svg:x2="6.817cm" svg:y2="7.26cm" draw:start-shape="id106" draw:start-glue-point="1" draw:end-shape="id72" draw:end-glue-point="3" svg:d="M4574 7308l2243-48" svg:viewBox="0 0 2244 49">
          <text:p/>
        </draw:connector>
        <draw:connector draw:style-name="gr19" draw:text-style-name="P2" draw:layer="layout" draw:type="line" svg:x1="4.574cm" svg:y1="8.049cm" svg:x2="6.817cm" svg:y2="8.022cm" draw:start-shape="id107" draw:end-shape="id74" draw:end-glue-point="3" svg:d="M4574 8049l2243-27" svg:viewBox="0 0 2244 28">
          <text:p/>
        </draw:connector>
        <draw:connector draw:style-name="gr19" draw:text-style-name="P2" draw:layer="layout" draw:type="line" svg:x1="4.574cm" svg:y1="8.811cm" svg:x2="6.817cm" svg:y2="8.784cm" draw:start-shape="id108" draw:start-glue-point="1" draw:end-shape="id76" draw:end-glue-point="3" svg:d="M4574 8811l2243-27" svg:viewBox="0 0 2244 28">
          <text:p/>
        </draw:connector>
        <draw:connector draw:style-name="gr19" draw:text-style-name="P2" draw:layer="layout" draw:type="line" svg:x1="4.574cm" svg:y1="9.594cm" svg:x2="6.817cm" svg:y2="9.546cm" draw:start-shape="id109" draw:start-glue-point="1" draw:end-shape="id78" draw:end-glue-point="3" svg:d="M4574 9594l2243-48" svg:viewBox="0 0 2244 49">
          <text:p/>
        </draw:connector>
        <draw:connector draw:style-name="gr19" draw:text-style-name="P2" draw:layer="layout" draw:type="line" svg:x1="4.574cm" svg:y1="10.335cm" svg:x2="6.817cm" svg:y2="10.308cm" draw:start-shape="id110" draw:start-glue-point="1" draw:end-shape="id80" draw:end-glue-point="3" svg:d="M4574 10335l2243-27" svg:viewBox="0 0 2244 28">
          <text:p/>
        </draw:connector>
        <draw:connector draw:style-name="gr20" draw:text-style-name="P2" draw:layer="layout" draw:type="line" svg:x1="3.812cm" svg:y1="5.763cm" svg:x2="4.574cm" svg:y2="5.763cm" draw:start-shape="id104" draw:start-glue-point="3" draw:end-shape="id104" draw:end-glue-point="1" svg:d="M3812 5763h762" svg:viewBox="0 0 763 1">
          <text:p/>
        </draw:connector>
        <draw:connector draw:style-name="gr20" draw:text-style-name="P2" draw:layer="layout" draw:type="line" svg:x1="3.812cm" svg:y1="6.525cm" svg:x2="4.574cm" svg:y2="6.525cm" draw:start-shape="id105" draw:start-glue-point="3" draw:end-shape="id105" draw:end-glue-point="1" svg:d="M3812 6525h762" svg:viewBox="0 0 763 1">
          <text:p/>
        </draw:connector>
        <draw:connector draw:style-name="gr20" draw:text-style-name="P2" draw:layer="layout" draw:type="line" svg:x1="3.812cm" svg:y1="7.308cm" svg:x2="4.574cm" svg:y2="7.308cm" draw:start-shape="id106" draw:start-glue-point="3" draw:end-shape="id106" draw:end-glue-point="1" svg:d="M3812 7308h762" svg:viewBox="0 0 763 1">
          <text:p/>
        </draw:connector>
        <draw:connector draw:style-name="gr20" draw:text-style-name="P2" draw:layer="layout" draw:type="line" svg:x1="3.812cm" svg:y1="8.049cm" svg:x2="4.574cm" svg:y2="8.049cm" draw:start-shape="id107" draw:start-glue-point="3" draw:end-shape="id107" draw:end-glue-point="1" svg:d="M3812 8049h762" svg:viewBox="0 0 763 1">
          <text:p/>
        </draw:connector>
        <draw:connector draw:style-name="gr20" draw:text-style-name="P2" draw:layer="layout" draw:type="line" svg:x1="3.812cm" svg:y1="8.811cm" svg:x2="4.574cm" svg:y2="8.811cm" draw:start-shape="id108" draw:start-glue-point="3" draw:end-shape="id108" draw:end-glue-point="1" svg:d="M3812 8811h762" svg:viewBox="0 0 763 1">
          <text:p/>
        </draw:connector>
        <draw:connector draw:style-name="gr20" draw:text-style-name="P2" draw:layer="layout" draw:type="line" svg:x1="3.812cm" svg:y1="9.594cm" svg:x2="4.574cm" svg:y2="9.594cm" draw:start-shape="id109" draw:start-glue-point="3" draw:end-shape="id109" draw:end-glue-point="1" svg:d="M3812 9594h762" svg:viewBox="0 0 763 1">
          <text:p/>
        </draw:connector>
        <draw:connector draw:style-name="gr20" draw:text-style-name="P2" draw:layer="layout" draw:type="line" svg:x1="3.812cm" svg:y1="10.335cm" svg:x2="4.574cm" svg:y2="10.335cm" draw:start-shape="id110" draw:start-glue-point="3" draw:end-shape="id110" draw:end-glue-point="1" svg:d="M3812 10335h762" svg:viewBox="0 0 763 1">
          <text:p/>
        </draw:connector>
        <draw:connector draw:style-name="gr21" draw:text-style-name="P2" draw:layer="layout" draw:type="line" svg:x1="20.32cm" svg:y1="5.736cm" svg:x2="22.02cm" svg:y2="5.742cm" draw:start-shape="id95" draw:start-glue-point="1" draw:end-shape="id111" draw:end-glue-point="3" svg:d="M20320 5736l1700 6" svg:viewBox="0 0 1701 7">
          <text:p/>
        </draw:connector>
        <draw:connector draw:style-name="gr21" draw:text-style-name="P2" draw:layer="layout" draw:type="line" svg:x1="20.32cm" svg:y1="6.498cm" svg:x2="22.02cm" svg:y2="6.504cm" draw:start-shape="id89" draw:start-glue-point="1" draw:end-shape="id112" draw:end-glue-point="3" svg:d="M20320 6498l1700 6" svg:viewBox="0 0 1701 7">
          <text:p/>
        </draw:connector>
        <draw:connector draw:style-name="gr21" draw:text-style-name="P2" draw:layer="layout" draw:type="line" svg:x1="20.32cm" svg:y1="7.26cm" svg:x2="22.02cm" svg:y2="7.287cm" draw:start-shape="id97" draw:start-glue-point="1" draw:end-shape="id113" draw:end-glue-point="3" svg:d="M20320 7260l1700 27" svg:viewBox="0 0 1701 28">
          <text:p/>
        </draw:connector>
        <draw:connector draw:style-name="gr21" draw:text-style-name="P2" draw:layer="layout" draw:type="line" svg:x1="20.32cm" svg:y1="8.022cm" svg:x2="22.02cm" svg:y2="8.028cm" draw:start-shape="id91" draw:start-glue-point="1" draw:end-shape="id114" draw:end-glue-point="3" svg:d="M20320 8022l1700 6" svg:viewBox="0 0 1701 7">
          <text:p/>
        </draw:connector>
        <draw:connector draw:style-name="gr21" draw:text-style-name="P2" draw:layer="layout" draw:type="line" svg:x1="20.32cm" svg:y1="8.784cm" svg:x2="22.02cm" svg:y2="8.79cm" draw:start-shape="id93" draw:start-glue-point="1" draw:end-shape="id115" draw:end-glue-point="3" svg:d="M20320 8784l1700 6" svg:viewBox="0 0 1701 7">
          <text:p/>
        </draw:connector>
        <draw:connector draw:style-name="gr21" draw:text-style-name="P2" draw:layer="layout" draw:type="line" svg:x1="20.32cm" svg:y1="9.546cm" svg:x2="22.02cm" svg:y2="9.573cm" draw:start-shape="id87" draw:start-glue-point="1" draw:end-shape="id116" svg:d="M20320 9546l1700 27" svg:viewBox="0 0 1701 28">
          <text:p/>
        </draw:connector>
        <draw:connector draw:style-name="gr21" draw:text-style-name="P2" draw:layer="layout" draw:type="line" svg:x1="20.32cm" svg:y1="10.308cm" svg:x2="22.02cm" svg:y2="10.314cm" draw:start-shape="id85" draw:start-glue-point="1" draw:end-shape="id117" draw:end-glue-point="3" svg:d="M20320 10308l1700 6" svg:viewBox="0 0 1701 7">
          <text:p/>
        </draw:connector>
        <draw:connector draw:style-name="gr20" draw:text-style-name="P2" draw:layer="layout" draw:type="line" svg:x1="22.02cm" svg:y1="5.742cm" svg:x2="22.782cm" svg:y2="5.742cm" draw:start-shape="id111" draw:start-glue-point="3" draw:end-shape="id111" draw:end-glue-point="1" svg:d="M22020 5742h762" svg:viewBox="0 0 763 1">
          <text:p/>
        </draw:connector>
        <draw:connector draw:style-name="gr20" draw:text-style-name="P2" draw:layer="layout" draw:type="line" svg:x1="22.02cm" svg:y1="6.504cm" svg:x2="22.782cm" svg:y2="6.504cm" draw:start-shape="id112" draw:start-glue-point="3" draw:end-shape="id112" draw:end-glue-point="1" svg:d="M22020 6504h762" svg:viewBox="0 0 763 1">
          <text:p/>
        </draw:connector>
        <draw:connector draw:style-name="gr20" draw:text-style-name="P2" draw:layer="layout" draw:type="line" svg:x1="22.02cm" svg:y1="7.287cm" svg:x2="22.782cm" svg:y2="7.287cm" draw:start-shape="id113" draw:start-glue-point="3" draw:end-shape="id113" draw:end-glue-point="1" svg:d="M22020 7287h762" svg:viewBox="0 0 763 1">
          <text:p/>
        </draw:connector>
        <draw:connector draw:style-name="gr20" draw:text-style-name="P2" draw:layer="layout" draw:type="line" svg:x1="22.02cm" svg:y1="8.028cm" svg:x2="22.782cm" svg:y2="8.028cm" draw:start-shape="id114" draw:start-glue-point="3" draw:end-shape="id114" draw:end-glue-point="1" svg:d="M22020 8028h762" svg:viewBox="0 0 763 1">
          <text:p/>
        </draw:connector>
        <draw:connector draw:style-name="gr20" draw:text-style-name="P2" draw:layer="layout" draw:type="line" svg:x1="22.02cm" svg:y1="8.79cm" svg:x2="22.782cm" svg:y2="8.79cm" draw:start-shape="id115" draw:start-glue-point="3" draw:end-shape="id115" draw:end-glue-point="1" svg:d="M22020 8790h762" svg:viewBox="0 0 763 1">
          <text:p/>
        </draw:connector>
        <draw:connector draw:style-name="gr20" draw:text-style-name="P2" draw:layer="layout" draw:type="line" svg:x1="22.02cm" svg:y1="9.573cm" svg:x2="22.782cm" svg:y2="9.573cm" draw:start-shape="id116" draw:start-glue-point="3" draw:end-shape="id116" draw:end-glue-point="1" svg:d="M22020 9573h762" svg:viewBox="0 0 763 1">
          <text:p/>
        </draw:connector>
        <draw:connector draw:style-name="gr20" draw:text-style-name="P2" draw:layer="layout" draw:type="line" svg:x1="22.02cm" svg:y1="10.314cm" svg:x2="22.782cm" svg:y2="10.314cm" draw:start-shape="id117" draw:start-glue-point="3" draw:end-shape="id117" draw:end-glue-point="1" svg:d="M22020 10314h762" svg:viewBox="0 0 763 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1" draw:text-style-name="P9" xml:id="id119" draw:id="id119" draw:layer="layout" svg:width="1.778cm" svg:height="0.762cm" svg:x="6.817cm" svg:y="4.056cm">
          <text:p text:style-name="P1"><text:span text:style-name="T6">Z</text:span><text:span text:style-name="T8">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9" xml:id="id121" draw:id="id121" draw:layer="layout" svg:width="1.778cm" svg:height="0.762cm" svg:x="6.817cm" svg:y="4.818cm">
          <text:p text:style-name="P1"><text:span text:style-name="T6">Z</text:span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23" draw:id="id123" draw:layer="layout" svg:width="1.778cm" svg:height="0.762cm" svg:x="6.817cm" svg:y="5.58cm">
          <text:p text:style-name="P1"><text:span text:style-name="T6">Z</text:span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25" draw:id="id125" draw:layer="layout" svg:width="1.778cm" svg:height="0.762cm" svg:x="6.817cm" svg:y="6.342cm">
          <text:p text:style-name="P1"><text:span text:style-name="T6">Z</text:span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27" draw:id="id127" draw:layer="layout" svg:width="1.778cm" svg:height="0.762cm" svg:x="6.817cm" svg:y="7.104cm">
          <text:p text:style-name="P1"><text:span text:style-name="T6">Z</text:span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29" draw:id="id129" draw:layer="layout" svg:width="1.778cm" svg:height="0.762cm" svg:x="6.817cm" svg:y="7.866cm">
          <text:p text:style-name="P1"><text:span text:style-name="T6">Z</text:span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31" draw:id="id131" draw:layer="layout" svg:width="1.778cm" svg:height="0.762cm" svg:x="6.817cm" svg:y="8.628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32" draw:id="id132" draw:layer="layout" svg:width="1.778cm" svg:height="0.762cm" svg:x="18.542cm" svg:y="4.056cm">
          <text:p text:style-name="P1"><text:span text:style-name="T6">n</text:span><text:span text:style-name="T8">0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" draw:text-style-name="P9" xml:id="id134" draw:id="id134" draw:layer="layout" svg:width="1.778cm" svg:height="0.762cm" svg:x="18.542cm" svg:y="4.818cm">
          <text:p text:style-name="P1"><text:span text:style-name="T6">n</text:span><text:span text:style-name="T8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136" draw:id="id136" draw:layer="layout" svg:width="1.778cm" svg:height="0.762cm" svg:x="18.542cm" svg:y="5.58cm">
          <text:p text:style-name="P1"><text:span text:style-name="T6">n</text:span><text:span text:style-name="T8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138" draw:id="id138" draw:layer="layout" svg:width="1.778cm" svg:height="0.762cm" svg:x="18.542cm" svg:y="6.342cm">
          <text:p text:style-name="P1"><text:span text:style-name="T6">n</text:span><text:span text:style-name="T8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140" draw:id="id140" draw:layer="layout" svg:width="1.778cm" svg:height="0.762cm" svg:x="18.542cm" svg:y="7.104cm">
          <text:p text:style-name="P1"><text:span text:style-name="T6">n</text:span><text:span text:style-name="T8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142" draw:id="id142" draw:layer="layout" svg:width="1.778cm" svg:height="0.762cm" svg:x="18.542cm" svg:y="7.866cm">
          <text:p text:style-name="P1"><text:span text:style-name="T6">n</text:span><text:span text:style-name="T8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9" xml:id="id144" draw:id="id144" draw:layer="layout" svg:width="1.778cm" svg:height="0.762cm" svg:x="18.542cm" svg:y="8.628cm">
          <text:p text:style-name="P1"><text:span text:style-name="T6">..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4.189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3" draw:id="id133" draw:layer="layout" svg:width="0.762cm" svg:height="0.508cm" svg:x="22.02cm" svg:y="4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4.951cm">
          <text:p text:style-name="P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5" draw:id="id135" draw:layer="layout" svg:width="0.762cm" svg:height="0.508cm" svg:x="22.02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5.734cm">
          <text:p text:style-name="P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7" draw:id="id137" draw:layer="layout" svg:width="0.762cm" svg:height="0.508cm" svg:x="22.02cm" svg:y="5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6.475cm">
          <text:p text:style-name="P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9" draw:id="id139" draw:layer="layout" svg:width="0.762cm" svg:height="0.508cm" svg:x="22.02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7.237cm">
          <text:p text:style-name="P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41" draw:id="id141" draw:layer="layout" svg:width="0.762cm" svg:height="0.508cm" svg:x="22.02cm" svg:y="7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8.02cm">
          <text:p text:style-name="P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43" draw:id="id143" draw:layer="layout" svg:width="0.762cm" svg:height="0.508cm" svg:x="22.02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0.508cm" svg:height="0.508cm" svg:x="22.982cm" svg:y="8.761cm">
          <text:p text:style-name="P1"><text:span text:style-name="T9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45" draw:id="id145" draw:layer="layout" svg:width="0.762cm" svg:height="0.508cm" svg:x="22.02cm" svg:y="8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4.21cm">
          <text:p text:style-name="P1"><text:span text:style-name="T9">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18" draw:id="id118" draw:layer="layout" svg:width="0.762cm" svg:height="0.508cm" svg:x="3.812cm" svg:y="4.2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4.972cm">
          <text:p text:style-name="P1"><text:span text:style-name="T9">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0" draw:id="id120" draw:layer="layout" svg:width="0.762cm" svg:height="0.508cm" svg:x="3.812cm" svg:y="4.97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5.755cm">
          <text:p text:style-name="P1"><text:span text:style-name="T9">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2" draw:id="id122" draw:layer="layout" svg:width="0.762cm" svg:height="0.508cm" svg:x="3.812cm" svg:y="5.75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6.496cm">
          <text:p text:style-name="P1"><text:span text:style-name="T9">4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4" draw:id="id124" draw:layer="layout" svg:width="0.762cm" svg:height="0.508cm" svg:x="3.812cm" svg:y="6.49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7.258cm">
          <text:p text:style-name="P1"><text:span text:style-name="T9">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6" draw:id="id126" draw:layer="layout" svg:width="0.762cm" svg:height="0.508cm" svg:x="3.812cm" svg:y="7.25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8.041cm">
          <text:p text:style-name="P1"><text:span text:style-name="T9">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8" draw:id="id128" draw:layer="layout" svg:width="0.762cm" svg:height="0.508cm" svg:x="3.812cm" svg:y="8.04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0" draw:layer="layout" svg:width="0.508cm" svg:height="0.508cm" svg:x="3.104cm" svg:y="8.782cm">
          <text:p text:style-name="P1"><text:span text:style-name="T9">...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30" draw:id="id130" draw:layer="layout" svg:width="0.762cm" svg:height="0.508cm" svg:x="3.812cm" svg:y="8.78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9" draw:text-style-name="P2" draw:layer="layout" draw:type="line" svg:x1="4.574cm" svg:y1="4.464cm" svg:x2="6.817cm" svg:y2="4.437cm" draw:start-shape="id118" draw:start-glue-point="1" draw:end-shape="id119" draw:end-glue-point="3" svg:d="M4574 4464l2243-27" svg:viewBox="0 0 2244 28">
          <text:p/>
        </draw:connector>
        <draw:connector draw:style-name="gr19" draw:text-style-name="P2" draw:layer="layout" draw:type="line" svg:x1="4.574cm" svg:y1="5.226cm" svg:x2="6.817cm" svg:y2="5.199cm" draw:start-shape="id120" draw:end-shape="id121" draw:end-glue-point="3" svg:d="M4574 5226l2243-27" svg:viewBox="0 0 2244 28">
          <text:p/>
        </draw:connector>
        <draw:connector draw:style-name="gr19" draw:text-style-name="P2" draw:layer="layout" draw:type="line" svg:x1="4.574cm" svg:y1="6.009cm" svg:x2="6.817cm" svg:y2="5.961cm" draw:start-shape="id122" draw:start-glue-point="1" draw:end-shape="id123" draw:end-glue-point="3" svg:d="M4574 6009l2243-48" svg:viewBox="0 0 2244 49">
          <text:p/>
        </draw:connector>
        <draw:connector draw:style-name="gr19" draw:text-style-name="P2" draw:layer="layout" draw:type="line" svg:x1="4.574cm" svg:y1="6.75cm" svg:x2="6.817cm" svg:y2="6.723cm" draw:start-shape="id124" draw:end-shape="id125" draw:end-glue-point="3" svg:d="M4574 6750l2243-27" svg:viewBox="0 0 2244 28">
          <text:p/>
        </draw:connector>
        <draw:connector draw:style-name="gr19" draw:text-style-name="P2" draw:layer="layout" draw:type="line" svg:x1="4.574cm" svg:y1="7.512cm" svg:x2="6.817cm" svg:y2="7.485cm" draw:start-shape="id126" draw:start-glue-point="1" draw:end-shape="id127" draw:end-glue-point="3" svg:d="M4574 7512l2243-27" svg:viewBox="0 0 2244 28">
          <text:p/>
        </draw:connector>
        <draw:connector draw:style-name="gr19" draw:text-style-name="P2" draw:layer="layout" draw:type="line" svg:x1="4.574cm" svg:y1="8.295cm" svg:x2="6.817cm" svg:y2="8.247cm" draw:start-shape="id128" draw:start-glue-point="1" draw:end-shape="id129" draw:end-glue-point="3" svg:d="M4574 8295l2243-48" svg:viewBox="0 0 2244 49">
          <text:p/>
        </draw:connector>
        <draw:connector draw:style-name="gr19" draw:text-style-name="P2" draw:layer="layout" draw:type="line" svg:x1="4.574cm" svg:y1="9.036cm" svg:x2="6.817cm" svg:y2="9.009cm" draw:start-shape="id130" draw:start-glue-point="1" draw:end-shape="id131" draw:end-glue-point="3" svg:d="M4574 9036l2243-27" svg:viewBox="0 0 2244 28">
          <text:p/>
        </draw:connector>
        <draw:connector draw:style-name="gr20" draw:text-style-name="P2" draw:layer="layout" draw:type="line" svg:x1="3.812cm" svg:y1="4.464cm" svg:x2="4.574cm" svg:y2="4.464cm" draw:start-shape="id118" draw:start-glue-point="3" draw:end-shape="id118" draw:end-glue-point="1" svg:d="M3812 4464h762" svg:viewBox="0 0 763 1">
          <text:p/>
        </draw:connector>
        <draw:connector draw:style-name="gr20" draw:text-style-name="P2" draw:layer="layout" draw:type="line" svg:x1="3.812cm" svg:y1="5.226cm" svg:x2="4.574cm" svg:y2="5.226cm" draw:start-shape="id120" draw:start-glue-point="3" draw:end-shape="id120" draw:end-glue-point="1" svg:d="M3812 5226h762" svg:viewBox="0 0 763 1">
          <text:p/>
        </draw:connector>
        <draw:connector draw:style-name="gr20" draw:text-style-name="P2" draw:layer="layout" draw:type="line" svg:x1="3.812cm" svg:y1="6.009cm" svg:x2="4.574cm" svg:y2="6.009cm" draw:start-shape="id122" draw:start-glue-point="3" draw:end-shape="id122" draw:end-glue-point="1" svg:d="M3812 6009h762" svg:viewBox="0 0 763 1">
          <text:p/>
        </draw:connector>
        <draw:connector draw:style-name="gr20" draw:text-style-name="P2" draw:layer="layout" draw:type="line" svg:x1="3.812cm" svg:y1="6.75cm" svg:x2="4.574cm" svg:y2="6.75cm" draw:start-shape="id124" draw:start-glue-point="3" draw:end-shape="id124" draw:end-glue-point="1" svg:d="M3812 6750h762" svg:viewBox="0 0 763 1">
          <text:p/>
        </draw:connector>
        <draw:connector draw:style-name="gr20" draw:text-style-name="P2" draw:layer="layout" draw:type="line" svg:x1="3.812cm" svg:y1="7.512cm" svg:x2="4.574cm" svg:y2="7.512cm" draw:start-shape="id126" draw:start-glue-point="3" draw:end-shape="id126" draw:end-glue-point="1" svg:d="M3812 7512h762" svg:viewBox="0 0 763 1">
          <text:p/>
        </draw:connector>
        <draw:connector draw:style-name="gr20" draw:text-style-name="P2" draw:layer="layout" draw:type="line" svg:x1="3.812cm" svg:y1="8.295cm" svg:x2="4.574cm" svg:y2="8.295cm" draw:start-shape="id128" draw:start-glue-point="3" draw:end-shape="id128" draw:end-glue-point="1" svg:d="M3812 8295h762" svg:viewBox="0 0 763 1">
          <text:p/>
        </draw:connector>
        <draw:connector draw:style-name="gr20" draw:text-style-name="P2" draw:layer="layout" draw:type="line" svg:x1="3.812cm" svg:y1="9.036cm" svg:x2="4.574cm" svg:y2="9.036cm" draw:start-shape="id130" draw:start-glue-point="3" draw:end-shape="id130" draw:end-glue-point="1" svg:d="M3812 9036h762" svg:viewBox="0 0 763 1">
          <text:p/>
        </draw:connector>
        <draw:connector draw:style-name="gr21" draw:text-style-name="P2" draw:layer="layout" draw:type="line" svg:x1="20.32cm" svg:y1="4.437cm" svg:x2="22.02cm" svg:y2="4.443cm" draw:start-shape="id132" draw:start-glue-point="1" draw:end-shape="id133" draw:end-glue-point="3" svg:d="M20320 4437l1700 6" svg:viewBox="0 0 1701 7">
          <text:p/>
        </draw:connector>
        <draw:connector draw:style-name="gr21" draw:text-style-name="P2" draw:layer="layout" draw:type="line" svg:x1="20.32cm" svg:y1="5.199cm" svg:x2="22.02cm" svg:y2="5.205cm" draw:start-shape="id134" draw:start-glue-point="1" draw:end-shape="id135" draw:end-glue-point="3" svg:d="M20320 5199l1700 6" svg:viewBox="0 0 1701 7">
          <text:p/>
        </draw:connector>
        <draw:connector draw:style-name="gr21" draw:text-style-name="P2" draw:layer="layout" draw:type="line" svg:x1="20.32cm" svg:y1="5.961cm" svg:x2="22.02cm" svg:y2="5.988cm" draw:start-shape="id136" draw:start-glue-point="1" draw:end-shape="id137" draw:end-glue-point="3" svg:d="M20320 5961l1700 27" svg:viewBox="0 0 1701 28">
          <text:p/>
        </draw:connector>
        <draw:connector draw:style-name="gr21" draw:text-style-name="P2" draw:layer="layout" draw:type="line" svg:x1="20.32cm" svg:y1="6.723cm" svg:x2="22.02cm" svg:y2="6.729cm" draw:start-shape="id138" draw:start-glue-point="1" draw:end-shape="id139" draw:end-glue-point="3" svg:d="M20320 6723l1700 6" svg:viewBox="0 0 1701 7">
          <text:p/>
        </draw:connector>
        <draw:connector draw:style-name="gr21" draw:text-style-name="P2" draw:layer="layout" draw:type="line" svg:x1="20.32cm" svg:y1="7.485cm" svg:x2="22.02cm" svg:y2="7.491cm" draw:start-shape="id140" draw:start-glue-point="1" draw:end-shape="id141" draw:end-glue-point="3" svg:d="M20320 7485l1700 6" svg:viewBox="0 0 1701 7">
          <text:p/>
        </draw:connector>
        <draw:connector draw:style-name="gr21" draw:text-style-name="P2" draw:layer="layout" draw:type="line" svg:x1="20.32cm" svg:y1="8.247cm" svg:x2="22.02cm" svg:y2="8.274cm" draw:start-shape="id142" draw:start-glue-point="1" draw:end-shape="id143" svg:d="M20320 8247l1700 27" svg:viewBox="0 0 1701 28">
          <text:p/>
        </draw:connector>
        <draw:connector draw:style-name="gr21" draw:text-style-name="P2" draw:layer="layout" draw:type="line" svg:x1="20.32cm" svg:y1="9.009cm" svg:x2="22.02cm" svg:y2="9.015cm" draw:start-shape="id144" draw:start-glue-point="1" draw:end-shape="id145" draw:end-glue-point="3" svg:d="M20320 9009l1700 6" svg:viewBox="0 0 1701 7">
          <text:p/>
        </draw:connector>
        <draw:connector draw:style-name="gr20" draw:text-style-name="P2" draw:layer="layout" draw:type="line" svg:x1="22.02cm" svg:y1="4.443cm" svg:x2="22.782cm" svg:y2="4.443cm" draw:start-shape="id133" draw:start-glue-point="3" draw:end-shape="id133" draw:end-glue-point="1" svg:d="M22020 4443h762" svg:viewBox="0 0 763 1">
          <text:p/>
        </draw:connector>
        <draw:connector draw:style-name="gr20" draw:text-style-name="P2" draw:layer="layout" draw:type="line" svg:x1="22.02cm" svg:y1="5.205cm" svg:x2="22.782cm" svg:y2="5.205cm" draw:start-shape="id135" draw:start-glue-point="3" draw:end-shape="id135" draw:end-glue-point="1" svg:d="M22020 5205h762" svg:viewBox="0 0 763 1">
          <text:p/>
        </draw:connector>
        <draw:connector draw:style-name="gr20" draw:text-style-name="P2" draw:layer="layout" draw:type="line" svg:x1="22.02cm" svg:y1="5.988cm" svg:x2="22.782cm" svg:y2="5.988cm" draw:start-shape="id137" draw:start-glue-point="3" draw:end-shape="id137" draw:end-glue-point="1" svg:d="M22020 5988h762" svg:viewBox="0 0 763 1">
          <text:p/>
        </draw:connector>
        <draw:connector draw:style-name="gr20" draw:text-style-name="P2" draw:layer="layout" draw:type="line" svg:x1="22.02cm" svg:y1="6.729cm" svg:x2="22.782cm" svg:y2="6.729cm" draw:start-shape="id139" draw:start-glue-point="3" draw:end-shape="id139" draw:end-glue-point="1" svg:d="M22020 6729h762" svg:viewBox="0 0 763 1">
          <text:p/>
        </draw:connector>
        <draw:connector draw:style-name="gr20" draw:text-style-name="P2" draw:layer="layout" draw:type="line" svg:x1="22.02cm" svg:y1="7.491cm" svg:x2="22.782cm" svg:y2="7.491cm" draw:start-shape="id141" draw:start-glue-point="3" draw:end-shape="id141" draw:end-glue-point="1" svg:d="M22020 7491h762" svg:viewBox="0 0 763 1">
          <text:p/>
        </draw:connector>
        <draw:connector draw:style-name="gr20" draw:text-style-name="P2" draw:layer="layout" draw:type="line" svg:x1="22.02cm" svg:y1="8.274cm" svg:x2="22.782cm" svg:y2="8.274cm" draw:start-shape="id143" draw:start-glue-point="3" draw:end-shape="id143" draw:end-glue-point="1" svg:d="M22020 8274h762" svg:viewBox="0 0 763 1">
          <text:p/>
        </draw:connector>
        <draw:connector draw:style-name="gr20" draw:text-style-name="P2" draw:layer="layout" draw:type="line" svg:x1="22.02cm" svg:y1="9.015cm" svg:x2="22.782cm" svg:y2="9.015cm" draw:start-shape="id145" draw:start-glue-point="3" draw:end-shape="id145" draw:end-glue-point="1" svg:d="M22020 9015h762" svg:viewBox="0 0 763 1">
          <text:p/>
        </draw:connector>
        <draw:custom-shape draw:style-name="gr5" draw:text-style-name="P4" xml:id="id146" draw:id="id146" draw:layer="layout" svg:width="0.508cm" svg:height="0.508cm" svg:x="11.224cm" svg:y="7.3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911cm" svg:x1="11.732cm" svg:y1="7.583cm" svg:x2="14.955cm" svg:y2="6.823cm" draw:start-shape="id146" draw:start-glue-point="1" draw:end-shape="id147" draw:end-glue-point="3" svg:d="M11732 7583h714v-760h2509" svg:viewBox="0 0 3224 761">
          <text:p/>
        </draw:connector>
        <draw:custom-shape draw:style-name="gr3" draw:text-style-name="P3" draw:layer="layout" svg:width="0.508cm" svg:height="0.508cm" svg:x="14.954cm" svg:y="7.0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14.954cm" svg:y="6.5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0.508cm" draw:transform="rotate (1.5707963267949) translate (14.954cm 7.7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66" draw:id="id166" draw:layer="layout" svg:width="0.508cm" svg:height="0.508cm" svg:x="11.225cm" svg:y="8.9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4" draw:id="id174" draw:layer="layout" svg:width="0.508cm" svg:height="0.508cm" svg:x="14.955cm" svg:y="8.3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8" draw:id="id178" draw:layer="layout" svg:width="0.508cm" svg:height="0.508cm" svg:x="14.955cm" svg:y="7.8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3" draw:id="id163" draw:layer="layout" svg:width="1.27cm" svg:height="0.508cm" draw:transform="rotate (1.5707963267949) translate (14.955cm 9.0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67" draw:id="id167" draw:layer="layout" svg:width="0.508cm" svg:height="0.508cm" svg:x="11.225cm" svg:y="10.6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7" draw:id="id177" draw:layer="layout" svg:width="0.508cm" svg:height="0.508cm" svg:x="14.955cm" svg:y="9.6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79" draw:id="id179" draw:layer="layout" svg:width="0.508cm" svg:height="0.508cm" svg:x="14.955cm" svg:y="9.1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4" draw:id="id164" draw:layer="layout" svg:width="1.27cm" svg:height="0.508cm" draw:transform="rotate (1.5707963267949) translate (14.955cm 10.3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68" draw:id="id168" draw:layer="layout" svg:width="0.508cm" svg:height="0.508cm" svg:x="11.225cm" svg:y="12.1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2" draw:id="id182" draw:layer="layout" svg:width="0.508cm" svg:height="0.508cm" svg:x="14.955cm" svg:y="10.9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80" draw:id="id180" draw:layer="layout" svg:width="0.508cm" svg:height="0.508cm" svg:x="14.955cm" svg:y="10.4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5" draw:id="id165" draw:layer="layout" svg:width="1.27cm" svg:height="0.508cm" draw:transform="rotate (1.5707963267949) translate (14.955cm 11.6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48" draw:id="id148" draw:layer="layout" svg:width="0.508cm" svg:height="0.508cm" svg:x="11.225cm" svg:y="5.6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line-skew="-0.616cm" svg:x1="11.733cm" svg:y1="5.883cm" svg:x2="14.955cm" svg:y2="5.523cm" draw:start-shape="id148" draw:start-glue-point="1" draw:end-shape="id149" draw:end-glue-point="3" svg:d="M11733 5883h1009v-360h2213" svg:viewBox="0 0 3223 361">
          <text:p/>
        </draw:connector>
        <draw:custom-shape draw:style-name="gr3" draw:text-style-name="P3" xml:id="id159" draw:id="id159" draw:layer="layout" svg:width="0.508cm" svg:height="0.508cm" svg:x="14.955cm" svg:y="5.7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9" draw:id="id149" draw:layer="layout" svg:width="0.508cm" svg:height="0.508cm" svg:x="14.955cm" svg:y="5.2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1" draw:id="id161" draw:layer="layout" svg:width="1.27cm" svg:height="0.508cm" draw:transform="rotate (1.5707963267949) translate (14.955cm 6.4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50" draw:id="id150" draw:layer="layout" svg:width="0.508cm" svg:height="0.508cm" svg:x="11.225cm" svg:y="3.8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1.733cm" svg:y1="4.083cm" svg:x2="14.955cm" svg:y2="4.223cm" draw:start-shape="id150" draw:start-glue-point="1" draw:end-shape="id151" draw:end-glue-point="3" svg:d="M11733 4083h1625v140h1597" svg:viewBox="0 0 3223 141">
          <text:p/>
        </draw:connector>
        <draw:custom-shape draw:style-name="gr3" draw:text-style-name="P3" xml:id="id156" draw:id="id156" draw:layer="layout" svg:width="0.508cm" svg:height="0.508cm" svg:x="14.955cm" svg:y="4.4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1" draw:id="id151" draw:layer="layout" svg:width="0.508cm" svg:height="0.508cm" svg:x="14.955cm" svg:y="3.9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0" draw:id="id160" draw:layer="layout" svg:width="1.27cm" svg:height="0.508cm" draw:transform="rotate (1.5707963267949) translate (14.955cm 5.1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4" xml:id="id154" draw:id="id154" draw:layer="layout" svg:width="0.508cm" svg:height="0.508cm" svg:x="11.225cm" svg:y="7.329cm">
          <text:p text:style-name="P1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1" draw:id="id171" draw:layer="layout" svg:width="0.508cm" svg:height="0.508cm" svg:x="14.955cm" svg:y="7.07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7" draw:id="id147" draw:layer="layout" svg:width="0.508cm" svg:height="0.508cm" svg:x="14.955cm" svg:y="6.56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2" draw:id="id162" draw:layer="layout" svg:width="1.27cm" svg:height="0.508cm" draw:transform="rotate (1.5707963267949) translate (14.955cm 7.712cm)">
          <text:p/>
          <draw:enhanced-geometry svg:viewBox="0 0 21600 21600" draw:glue-points="?f6 10800 10800 21600 ?f5 10800 10800 0" draw:text-areas="?f3 ?f3 ?f4 ?f4" draw:type="trapezoid" draw:modifiers="4741.46341463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2" draw:layer="layout" svg:x1="10.599cm" svg:y1="5.321cm" svg:x2="11.225cm" svg:y2="5.883cm" draw:start-shape="id152" draw:start-glue-point="8" draw:end-shape="id148" draw:end-glue-point="3" svg:d="M10599 5321v562h626" svg:viewBox="0 0 627 563">
          <text:p/>
        </draw:connector>
        <draw:connector draw:style-name="gr6" draw:text-style-name="P2" draw:layer="layout" svg:x1="10.411cm" svg:y1="6.956cm" svg:x2="11.225cm" svg:y2="7.583cm" draw:start-shape="id153" draw:start-glue-point="8" draw:end-shape="id154" draw:end-glue-point="3" svg:d="M10411 6956v627h814" svg:viewBox="0 0 815 628">
          <text:p/>
        </draw:connector>
        <draw:connector draw:style-name="gr6" draw:text-style-name="P2" draw:layer="layout" svg:x1="8.595cm" svg:y1="4.437cm" svg:x2="11.225cm" svg:y2="4.083cm" draw:start-shape="id119" draw:start-glue-point="1" draw:end-shape="id150" draw:end-glue-point="3" svg:d="M8595 4437h1315v-354h1315" svg:viewBox="0 0 2631 355">
          <text:p/>
        </draw:connector>
        <draw:connector draw:style-name="gr6" draw:text-style-name="P2" draw:layer="layout" svg:x1="11.612cm" svg:y1="5.18cm" svg:x2="14.955cm" svg:y2="4.731cm" draw:start-shape="id155" draw:start-glue-point="10" draw:end-shape="id156" draw:end-glue-point="3" svg:d="M11612 5180h1672v-449h1671" svg:viewBox="0 0 3344 450">
          <text:p/>
        </draw:connector>
        <draw:custom-shape draw:style-name="gr7" draw:text-style-name="P6" xml:id="id155" draw:id="id155" draw:layer="layout" svg:width="0.254cm" svg:height="0.254cm" svg:x="11.358cm" svg:y="5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57" draw:id="id157" draw:layer="layout" svg:width="0.254cm" svg:height="0.254cm" svg:x="9.788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915cm" svg:y1="3.95cm" svg:x2="18.542cm" svg:y2="4.437cm" draw:start-shape="id157" draw:start-glue-point="4" draw:end-shape="id132" draw:end-glue-point="3" svg:d="M9915 3950v-501h7103v988h1524" svg:viewBox="0 0 8628 989">
          <text:p/>
        </draw:connector>
        <draw:connector draw:style-name="gr6" draw:text-style-name="P2" draw:layer="layout" svg:x1="8.595cm" svg:y1="5.199cm" svg:x2="11.479cm" svg:y2="4.337cm" draw:start-shape="id121" draw:start-glue-point="1" draw:end-shape="id150" draw:end-glue-point="2" svg:d="M8595 5199h2884v-862" svg:viewBox="0 0 2885 863">
          <text:p/>
        </draw:connector>
        <draw:custom-shape draw:style-name="gr7" draw:text-style-name="P6" xml:id="id158" draw:id="id158" draw:layer="layout" svg:width="0.254cm" svg:height="0.254cm" svg:x="11.342cm" svg:y="6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-1.084cm" svg:x1="11.596cm" svg:y1="6.804cm" svg:x2="14.955cm" svg:y2="6.031cm" draw:start-shape="id158" draw:start-glue-point="10" draw:end-shape="id159" draw:end-glue-point="3" svg:d="M11596 6804h596v-773h2763" svg:viewBox="0 0 3360 774">
          <text:p/>
        </draw:connector>
        <draw:connector draw:style-name="gr6" draw:text-style-name="P2" draw:layer="layout" draw:line-skew="-0.239cm" svg:x1="15.463cm" svg:y1="4.477cm" svg:x2="18.542cm" svg:y2="5.199cm" draw:start-shape="id160" draw:start-glue-point="5" draw:end-shape="id134" draw:end-glue-point="3" svg:d="M15463 4477h1301v722h1778" svg:viewBox="0 0 3080 723">
          <text:p/>
        </draw:connector>
        <draw:connector draw:style-name="gr6" draw:text-style-name="P2" draw:layer="layout" draw:line-skew="-0.493cm" svg:x1="15.463cm" svg:y1="5.777cm" svg:x2="18.542cm" svg:y2="5.961cm" draw:start-shape="id161" draw:start-glue-point="5" draw:end-shape="id136" svg:d="M15463 5777h1047v184h2032" svg:viewBox="0 0 3080 185">
          <text:p/>
        </draw:connector>
        <draw:connector draw:style-name="gr6" draw:text-style-name="P2" draw:layer="layout" draw:line-skew="-0.747cm" svg:x1="15.463cm" svg:y1="7.077cm" svg:x2="18.542cm" svg:y2="6.723cm" draw:start-shape="id162" draw:start-glue-point="5" draw:end-shape="id138" draw:end-glue-point="3" svg:d="M15463 7077h793v-354h2286" svg:viewBox="0 0 3080 355">
          <text:p/>
        </draw:connector>
        <draw:connector draw:style-name="gr6" draw:text-style-name="P2" draw:layer="layout" draw:line-skew="-0.493cm" svg:x1="15.463cm" svg:y1="8.377cm" svg:x2="18.542cm" svg:y2="7.485cm" draw:start-shape="id163" draw:start-glue-point="5" draw:end-shape="id140" draw:end-glue-point="3" svg:d="M15463 8377h1047v-892h2032" svg:viewBox="0 0 3080 893">
          <text:p/>
        </draw:connector>
        <draw:connector draw:style-name="gr6" draw:text-style-name="P2" draw:layer="layout" draw:line-skew="-0.239cm" svg:x1="15.463cm" svg:y1="9.677cm" svg:x2="18.542cm" svg:y2="8.247cm" draw:start-shape="id164" draw:start-glue-point="5" draw:end-shape="id142" draw:end-glue-point="3" svg:d="M15463 9677h1301v-1430h1778" svg:viewBox="0 0 3080 1431">
          <text:p/>
        </draw:connector>
        <draw:connector draw:style-name="gr6" draw:text-style-name="P2" draw:layer="layout" svg:x1="15.463cm" svg:y1="10.977cm" svg:x2="18.542cm" svg:y2="9.009cm" draw:start-shape="id165" draw:start-glue-point="5" draw:end-shape="id144" draw:end-glue-point="3" svg:d="M15463 10977h1540v-1968h1539" svg:viewBox="0 0 3080 1969">
          <text:p/>
        </draw:connector>
        <draw:connector draw:style-name="gr6" draw:text-style-name="P2" draw:layer="layout" svg:x1="8.595cm" svg:y1="5.961cm" svg:x2="11.479cm" svg:y2="6.137cm" draw:start-shape="id123" draw:start-glue-point="1" draw:end-shape="id148" draw:end-glue-point="2" svg:d="M8595 5961h1819v862h1065v-686" svg:viewBox="0 0 2885 863">
          <text:p/>
        </draw:connector>
        <draw:custom-shape draw:style-name="gr7" draw:text-style-name="P6" xml:id="id152" draw:id="id152" draw:layer="layout" svg:width="0.254cm" svg:height="0.254cm" svg:x="10.472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53" draw:id="id153" draw:layer="layout" svg:width="0.254cm" svg:height="0.254cm" svg:x="10.284cm" svg:y="6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595cm" svg:y1="6.723cm" svg:x2="11.225cm" svg:y2="9.183cm" draw:start-shape="id125" draw:start-glue-point="1" draw:end-shape="id166" draw:end-glue-point="3" svg:d="M8595 6723h1315v2460h1315" svg:viewBox="0 0 2631 2461">
          <text:p/>
        </draw:connector>
        <draw:connector draw:style-name="gr6" draw:text-style-name="P2" draw:layer="layout" draw:line-skew="-0.258cm" svg:x1="8.595cm" svg:y1="7.485cm" svg:x2="11.225cm" svg:y2="10.883cm" draw:start-shape="id127" draw:start-glue-point="1" draw:end-shape="id167" draw:end-glue-point="3" svg:d="M8595 7485h1057v3398h1573" svg:viewBox="0 0 2631 3399">
          <text:p/>
        </draw:connector>
        <draw:connector draw:style-name="gr6" draw:text-style-name="P2" draw:layer="layout" draw:line-skew="-0.512cm" svg:x1="8.595cm" svg:y1="8.247cm" svg:x2="11.225cm" svg:y2="12.383cm" draw:start-shape="id129" draw:start-glue-point="1" draw:end-shape="id168" draw:end-glue-point="3" svg:d="M8595 8247h803v4136h1827" svg:viewBox="0 0 2631 4137">
          <text:p/>
        </draw:connector>
        <draw:connector draw:style-name="gr6" draw:text-style-name="P2" draw:layer="layout" svg:x1="8.595cm" svg:y1="9.009cm" svg:x2="11.479cm" svg:y2="12.637cm" draw:start-shape="id131" draw:start-glue-point="1" draw:end-shape="id168" draw:end-glue-point="2" svg:d="M8595 9009h295v4453h2589v-825" svg:viewBox="0 0 2885 4454">
          <text:p/>
        </draw:connector>
        <draw:custom-shape draw:style-name="gr7" draw:text-style-name="P6" xml:id="id169" draw:id="id169" draw:layer="layout" svg:width="0.254cm" svg:height="0.254cm" svg:x="9.786cm" svg:y="8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0.04cm" svg:y1="8.553cm" svg:x2="11.479cm" svg:y2="7.837cm" draw:start-shape="id169" draw:start-glue-point="10" draw:end-shape="id154" draw:end-glue-point="2" svg:d="M10040 8553h1439v-716" svg:viewBox="0 0 1440 717">
          <text:p/>
        </draw:connector>
        <draw:connector draw:style-name="gr6" draw:text-style-name="P2" draw:layer="layout" draw:line-skew="-0.582cm" svg:x1="11.608cm" svg:y1="8.569cm" svg:x2="14.955cm" svg:y2="7.331cm" draw:start-shape="id170" draw:start-glue-point="10" draw:end-shape="id171" draw:end-glue-point="3" svg:d="M11608 8569h1092v-1238h2255" svg:viewBox="0 0 3348 1239">
          <text:p/>
        </draw:connector>
        <draw:custom-shape draw:style-name="gr7" draw:text-style-name="P6" xml:id="id170" draw:id="id170" draw:layer="layout" svg:width="0.254cm" svg:height="0.254cm" svg:x="11.354cm" svg:y="8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72" draw:id="id172" draw:layer="layout" svg:width="0.254cm" svg:height="0.254cm" svg:x="9.532cm" svg:y="10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786cm" svg:y1="10.225cm" svg:x2="11.479cm" svg:y2="9.437cm" draw:start-shape="id172" draw:start-glue-point="10" draw:end-shape="id166" draw:end-glue-point="2" svg:d="M9786 10225h1693v-788" svg:viewBox="0 0 1694 789">
          <text:p/>
        </draw:connector>
        <draw:connector draw:style-name="gr6" draw:text-style-name="P2" draw:layer="layout" draw:line-skew="-0.079cm" svg:x1="11.618cm" svg:y1="10.229cm" svg:x2="14.955cm" svg:y2="8.631cm" draw:start-shape="id173" draw:start-glue-point="10" draw:end-shape="id174" draw:end-glue-point="3" svg:d="M11618 10229h1590v-1598h1747" svg:viewBox="0 0 3338 1599">
          <text:p/>
        </draw:connector>
        <draw:custom-shape draw:style-name="gr7" draw:text-style-name="P6" xml:id="id173" draw:id="id173" draw:layer="layout" svg:width="0.254cm" svg:height="0.254cm" svg:x="11.364cm" svg:y="10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75" draw:id="id175" draw:layer="layout" svg:width="0.254cm" svg:height="0.254cm" svg:x="9.269cm" svg:y="11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523cm" svg:y1="11.878cm" svg:x2="11.479cm" svg:y2="11.137cm" draw:start-shape="id175" draw:start-glue-point="10" draw:end-shape="id167" draw:end-glue-point="2" svg:d="M9523 11878h1956v-741" svg:viewBox="0 0 1957 742">
          <text:p/>
        </draw:connector>
        <draw:connector draw:style-name="gr6" draw:text-style-name="P2" draw:layer="layout" draw:line-skew="0.432cm" svg:x1="11.611cm" svg:y1="11.886cm" svg:x2="14.955cm" svg:y2="9.931cm" draw:start-shape="id176" draw:start-glue-point="10" draw:end-shape="id177" draw:end-glue-point="3" svg:d="M11611 11886h2105v-1955h1239" svg:viewBox="0 0 3345 1956">
          <text:p/>
        </draw:connector>
        <draw:custom-shape draw:style-name="gr7" draw:text-style-name="P6" xml:id="id176" draw:id="id176" draw:layer="layout" svg:width="0.254cm" svg:height="0.254cm" svg:x="11.357cm" svg:y="11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-0.404cm" svg:x1="11.733cm" svg:y1="9.183cm" svg:x2="14.955cm" svg:y2="8.123cm" draw:start-shape="id166" draw:start-glue-point="1" draw:end-shape="id178" draw:end-glue-point="3" svg:d="M11733 9183h1221v-1060h2001" svg:viewBox="0 0 3223 1061">
          <text:p/>
        </draw:connector>
        <draw:connector draw:style-name="gr6" draw:text-style-name="P2" draw:layer="layout" draw:line-skew="0.104cm" svg:x1="11.733cm" svg:y1="10.883cm" svg:x2="14.955cm" svg:y2="9.423cm" draw:start-shape="id167" draw:start-glue-point="1" draw:end-shape="id179" draw:end-glue-point="3" svg:d="M11733 10883h1729v-1460h1493" svg:viewBox="0 0 3223 1461">
          <text:p/>
        </draw:connector>
        <draw:connector draw:style-name="gr6" draw:text-style-name="P2" draw:layer="layout" draw:line-skew="0.612cm" svg:x1="11.733cm" svg:y1="12.383cm" svg:x2="14.955cm" svg:y2="10.723cm" draw:start-shape="id168" draw:start-glue-point="1" draw:end-shape="id180" svg:d="M11733 12383h2237v-1660h985" svg:viewBox="0 0 3223 1661">
          <text:p/>
        </draw:connector>
        <draw:connector draw:style-name="gr6" draw:text-style-name="P2" draw:layer="layout" draw:line-skew="0.942cm" svg:x1="11.608cm" svg:y1="13.467cm" svg:x2="14.955cm" svg:y2="11.231cm" draw:start-shape="id181" draw:start-glue-point="10" draw:end-shape="id182" draw:end-glue-point="3" svg:d="M11608 13467h2616v-2236h731" svg:viewBox="0 0 3348 2237">
          <text:p/>
        </draw:connector>
        <draw:custom-shape draw:style-name="gr7" draw:text-style-name="P6" xml:id="id181" draw:id="id181" draw:layer="layout" svg:width="0.254cm" svg:height="0.254cm" svg:x="11.354cm" svg:y="13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1:46:17.535648093</meta:creation-date>
    <dc:date>2019-01-11T09:56:41.082284394</dc:date>
    <meta:editing-duration>PT11H58M7S</meta:editing-duration>
    <meta:editing-cycles>113</meta:editing-cycles>
    <meta:generator>LibreOffice/6.1.3.2$Linux_X86_64 LibreOffice_project/10$Build-2</meta:generator>
    <meta:document-statistic meta:object-count="413"/>
  </office:meta>
</office:document-meta>
</file>